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MS Gothic" svg:font-family="'MS Gothic', 'ＭＳ ゴシック'" style:font-family-generic="modern"/>
    <style:font-face style:name="Liberation Mono" svg:font-family="'Liberation Mono'" style:font-family-generic="modern" style:font-pitch="fixed"/>
    <style:font-face style:name="Nimbus Mono L" svg:font-family="'Nimbus Mono L'"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style:tab-stops>
          <style:tab-stop style:position="2.25in" style:type="center"/>
          <style:tab-stop style:position="4.5in" style:type="right"/>
        </style:tab-stops>
      </style:paragraph-properties>
    </style:style>
    <style:style style:name="P2" style:family="paragraph" style:parent-style-name="Footer">
      <style:paragraph-properties fo:text-align="end" style:justify-single-word="false"/>
    </style:style>
    <style:style style:name="P3" style:family="paragraph" style:parent-style-name="Header_20_-_20_Odd">
      <style:text-properties officeooo:rsid="001ff881" officeooo:paragraph-rsid="001ff881"/>
    </style:style>
    <style:style style:name="P4" style:family="paragraph" style:parent-style-name="Header_20_-_20_Odd">
      <style:text-properties officeooo:rsid="004a653c" officeooo:paragraph-rsid="004a653c"/>
    </style:style>
    <style:style style:name="P5" style:family="paragraph" style:parent-style-name="Header_20_-_20_Even">
      <style:text-properties officeooo:rsid="0021de84" officeooo:paragraph-rsid="0021de84"/>
    </style:style>
    <style:style style:name="P6" style:family="paragraph" style:parent-style-name="Header_20_-_20_Even">
      <style:text-properties officeooo:rsid="004a653c" officeooo:paragraph-rsid="004a653c"/>
    </style:style>
    <style:style style:name="P7" style:family="paragraph" style:parent-style-name="Standard">
      <style:paragraph-properties fo:text-align="center" style:justify-single-word="false"/>
    </style:style>
    <style:style style:name="P8" style:family="paragraph" style:parent-style-name="Standard">
      <style:text-properties fo:color="#000000"/>
    </style:style>
    <style:style style:name="P9" style:family="paragraph" style:parent-style-name="Standard">
      <style:paragraph-properties fo:text-align="center" style:justify-single-word="false"/>
      <style:text-properties fo:color="#000000" fo:font-size="18pt" fo:font-weight="bold" style:font-size-asian="18pt" style:font-weight-asian="bold" style:font-size-complex="18pt"/>
    </style:style>
    <style:style style:name="P10" style:family="paragraph" style:parent-style-name="Standard">
      <style:paragraph-properties fo:text-align="center" style:justify-single-word="false"/>
      <style:text-properties fo:color="#000000" fo:font-size="15pt" fo:font-style="italic" fo:font-weight="bold" style:font-size-asian="15pt" style:font-style-asian="italic" style:font-weight-asian="bold" style:font-size-complex="15pt" style:font-style-complex="italic"/>
    </style:style>
    <style:style style:name="P11" style:family="paragraph" style:parent-style-name="Standard">
      <style:paragraph-properties fo:text-align="center" style:justify-single-word="false"/>
      <style:text-properties fo:color="#000000"/>
    </style:style>
    <style:style style:name="P12" style:family="paragraph" style:parent-style-name="Standard">
      <style:paragraph-properties fo:text-align="center" style:justify-single-word="false" fo:break-before="page"/>
      <style:text-properties fo:color="#000000" fo:font-size="18pt" fo:font-weight="bold" style:font-size-asian="18pt" style:font-weight-asian="bold" style:font-size-complex="18pt"/>
    </style:style>
    <style:style style:name="P13" style:family="paragraph" style:parent-style-name="Chapter_20_Number">
      <style:paragraph-properties fo:break-before="page">
        <style:tab-stops>
          <style:tab-stop style:position="5.9374in" style:type="right" style:leader-style="dotted" style:leader-text="."/>
        </style:tab-stops>
      </style:paragraph-properties>
    </style:style>
    <style:style style:name="P14" style:family="paragraph" style:parent-style-name="Paragraph">
      <style:paragraph-properties fo:break-before="page"/>
    </style:style>
    <style:style style:name="P15" style:family="paragraph" style:parent-style-name="Heading">
      <style:text-properties officeooo:paragraph-rsid="000a6551"/>
    </style:style>
    <style:style style:name="P16" style:family="paragraph" style:parent-style-name="Paragraphs">
      <style:text-properties officeooo:rsid="000efeb6" officeooo:paragraph-rsid="000efeb6"/>
    </style:style>
    <style:style style:name="P17" style:family="paragraph" style:parent-style-name="Paragraphs">
      <style:text-properties officeooo:rsid="000fc06c" officeooo:paragraph-rsid="000fc06c"/>
    </style:style>
    <style:style style:name="P18" style:family="paragraph" style:parent-style-name="Paragraphs">
      <style:text-properties officeooo:rsid="0011455a" officeooo:paragraph-rsid="0011455a"/>
    </style:style>
    <style:style style:name="P19" style:family="paragraph" style:parent-style-name="Paragraphs">
      <style:text-properties officeooo:rsid="00157d6d" officeooo:paragraph-rsid="0035d3e9"/>
    </style:style>
    <style:style style:name="P20" style:family="paragraph" style:parent-style-name="Paragraphs">
      <style:text-properties officeooo:rsid="0016e613" officeooo:paragraph-rsid="0016e613"/>
    </style:style>
    <style:style style:name="P21" style:family="paragraph" style:parent-style-name="Paragraphs">
      <style:text-properties officeooo:rsid="0016e613" officeooo:paragraph-rsid="001cbc6e"/>
    </style:style>
    <style:style style:name="P22" style:family="paragraph" style:parent-style-name="Paragraphs">
      <style:text-properties officeooo:rsid="0016e613" officeooo:paragraph-rsid="0035d3e9"/>
    </style:style>
    <style:style style:name="P23" style:family="paragraph" style:parent-style-name="Paragraphs">
      <style:text-properties officeooo:rsid="001cbc6e" officeooo:paragraph-rsid="001cbc6e"/>
    </style:style>
    <style:style style:name="P24" style:family="paragraph" style:parent-style-name="Paragraphs">
      <style:text-properties fo:font-style="normal" officeooo:rsid="001bbc8b" officeooo:paragraph-rsid="001bbc8b" style:font-style-asian="normal" style:font-style-complex="normal"/>
    </style:style>
    <style:style style:name="P25" style:family="paragraph" style:parent-style-name="Paragraphs">
      <style:text-properties fo:font-style="normal" fo:font-weight="normal" officeooo:rsid="001cbc6e" officeooo:paragraph-rsid="001cbc6e" style:font-style-asian="normal" style:font-weight-asian="normal" style:font-style-complex="normal" style:font-weight-complex="normal"/>
    </style:style>
    <style:style style:name="P26" style:family="paragraph" style:parent-style-name="Paragraphs">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text-autospace="none" style:vertical-align="middle" style:writing-mode="lr-tb"/>
      <style:text-properties fo:font-style="italic" officeooo:rsid="0016e613" officeooo:paragraph-rsid="0016e613" style:font-style-asian="italic" style:font-style-complex="italic" fo:hyphenate="false" fo:hyphenation-remain-char-count="2" fo:hyphenation-push-char-count="2"/>
    </style:style>
    <style:style style:name="P27" style:family="paragraph" style:parent-style-name="Paragraphs" style:master-page-name="">
      <style:paragraph-properties fo:margin-left="1in" fo:margin-right="0.4366in" fo:margin-top="0in" fo:margin-bottom="0in" loext:contextual-spacing="false" fo:line-height="100%" fo:text-align="justify" style:justify-single-word="false" fo:orphans="2" fo:widows="2" fo:hyphenation-ladder-count="no-limit" fo:text-indent="-0.5in" style:auto-text-indent="false" style:page-number="auto" style:text-autospace="none" style:vertical-align="middle" style:writing-mode="lr-tb"/>
      <style:text-properties fo:font-style="italic" officeooo:rsid="0016e613" officeooo:paragraph-rsid="0016e613" style:font-style-asian="italic" style:font-style-complex="italic" fo:hyphenate="false" fo:hyphenation-remain-char-count="2" fo:hyphenation-push-char-count="2"/>
    </style:style>
    <style:style style:name="P28" style:family="paragraph" style:parent-style-name="Paragraphs" style:master-page-name="">
      <style:paragraph-properties fo:margin-left="1in" fo:margin-right="0.9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ext-properties fo:font-style="italic" officeooo:rsid="001cbc6e" officeooo:paragraph-rsid="001cbc6e" style:font-style-asian="italic" style:font-style-complex="italic" fo:hyphenate="false" fo:hyphenation-remain-char-count="2" fo:hyphenation-push-char-count="2"/>
    </style:style>
    <style:style style:name="P29" style:family="paragraph" style:parent-style-name="Author_20_Name">
      <style:text-properties officeooo:rsid="000a6551" officeooo:paragraph-rsid="000a6551"/>
    </style:style>
    <style:style style:name="P30" style:family="paragraph" style:parent-style-name="Copyright">
      <style:text-properties fo:font-style="italic" officeooo:rsid="000a6551" officeooo:paragraph-rsid="0022878e" style:font-style-asian="italic" style:font-style-complex="italic"/>
    </style:style>
    <style:style style:name="P31" style:family="paragraph" style:parent-style-name="Chapter_20_Number">
      <style:paragraph-properties>
        <style:tab-stops>
          <style:tab-stop style:position="5.9374in" style:type="right" style:leader-style="dotted" style:leader-text="."/>
        </style:tab-stops>
      </style:paragraph-properties>
    </style:style>
    <style:style style:name="P32" style:family="paragraph" style:parent-style-name="Chapter_20_Title">
      <style:text-properties officeooo:rsid="000a96af" officeooo:paragraph-rsid="000a96af"/>
    </style:style>
    <style:style style:name="P33" style:family="paragraph" style:parent-style-name="Chapter_20_Title">
      <style:text-properties officeooo:rsid="0025713b" officeooo:paragraph-rsid="0025713b"/>
    </style:style>
    <style:style style:name="P34" style:family="paragraph" style:parent-style-name="Chapter_20_Title">
      <style:text-properties officeooo:rsid="003baf82" officeooo:paragraph-rsid="003baf82"/>
    </style:style>
    <style:style style:name="P35" style:family="paragraph" style:parent-style-name="Paragraph">
      <style:text-properties officeooo:rsid="000a96af" officeooo:paragraph-rsid="000c6819"/>
    </style:style>
    <style:style style:name="P36" style:family="paragraph" style:parent-style-name="Paragraph">
      <style:text-properties officeooo:rsid="000d279d" officeooo:paragraph-rsid="000d279d"/>
    </style:style>
    <style:style style:name="P37" style:family="paragraph" style:parent-style-name="Paragraph">
      <style:paragraph-properties fo:text-align="center" style:justify-single-word="false"/>
      <style:text-properties fo:font-style="italic" officeooo:rsid="002407d5" officeooo:paragraph-rsid="002407d5" style:font-style-asian="italic" style:font-style-complex="italic"/>
    </style:style>
    <style:style style:name="P38" style:family="paragraph" style:parent-style-name="Paragraph">
      <style:text-properties officeooo:rsid="00262887" officeooo:paragraph-rsid="00280495"/>
    </style:style>
    <style:style style:name="P39" style:family="paragraph" style:parent-style-name="Paragraph">
      <style:text-properties officeooo:rsid="00280495" officeooo:paragraph-rsid="00280495"/>
    </style:style>
    <style:style style:name="P40" style:family="paragraph" style:parent-style-name="Paragraph">
      <style:text-properties officeooo:rsid="00289aa7" officeooo:paragraph-rsid="00289aa7"/>
    </style:style>
    <style:style style:name="P41" style:family="paragraph" style:parent-style-name="Paragraph">
      <style:text-properties officeooo:rsid="00295c2e" officeooo:paragraph-rsid="00295c2e"/>
    </style:style>
    <style:style style:name="P42" style:family="paragraph" style:parent-style-name="Paragraph">
      <style:text-properties officeooo:rsid="00295c2e" officeooo:paragraph-rsid="002d193b"/>
    </style:style>
    <style:style style:name="P43" style:family="paragraph" style:parent-style-name="Paragraph">
      <style:text-properties officeooo:rsid="0029c431" officeooo:paragraph-rsid="002b6163"/>
    </style:style>
    <style:style style:name="P44" style:family="paragraph" style:parent-style-name="Paragraph">
      <style:text-properties officeooo:rsid="002b6163" officeooo:paragraph-rsid="002b6163"/>
    </style:style>
    <style:style style:name="P45" style:family="paragraph" style:parent-style-name="Paragraph">
      <style:text-properties officeooo:rsid="002efc3a" officeooo:paragraph-rsid="003db748"/>
    </style:style>
    <style:style style:name="P46" style:family="paragraph" style:parent-style-name="Paragraph">
      <style:text-properties officeooo:rsid="002efc3a" officeooo:paragraph-rsid="003f5cf2"/>
    </style:style>
    <style:style style:name="P47" style:family="paragraph" style:parent-style-name="Paragraph">
      <style:text-properties fo:font-style="normal" officeooo:rsid="00295c2e" officeooo:paragraph-rsid="002d193b" style:font-style-asian="normal" style:font-style-complex="normal"/>
    </style:style>
    <style:style style:name="P48" style:family="paragraph" style:parent-style-name="Paragraph">
      <style:text-properties fo:font-style="normal" officeooo:rsid="0029c431" officeooo:paragraph-rsid="0029c431" style:font-style-asian="normal" style:font-style-complex="normal"/>
    </style:style>
    <style:style style:name="P49" style:family="paragraph" style:parent-style-name="Paragraph">
      <style:paragraph-properties fo:text-align="center" style:justify-single-word="false"/>
      <style:text-properties fo:font-style="normal" fo:font-weight="normal" officeooo:rsid="002407d5" officeooo:paragraph-rsid="004b6228" style:font-style-asian="normal" style:font-weight-asian="normal" style:font-style-complex="normal" style:font-weight-complex="normal"/>
    </style:style>
    <style:style style:name="P50" style:family="paragraph" style:parent-style-name="Paragraph">
      <style:text-properties fo:font-style="normal" fo:font-weight="normal" officeooo:rsid="003cedc2" officeooo:paragraph-rsid="003cedc2" style:font-style-asian="normal" style:font-weight-asian="normal" style:font-style-complex="normal" style:font-weight-complex="normal"/>
    </style:style>
    <style:style style:name="P51"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officeooo:rsid="000a96af" officeooo:paragraph-rsid="00324768" fo:hyphenate="false" fo:hyphenation-remain-char-count="2" fo:hyphenation-push-char-count="2"/>
    </style:style>
    <style:style style:name="P52"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fo:padding="0.0291in" fo:border-left="none" fo:border-right="none" fo:border-top="none" fo:border-bottom="0.06pt solid #000000" style:text-autospace="none" style:vertical-align="middle" style:writing-mode="lr-tb" style:join-border="false"/>
      <style:text-properties fo:font-style="normal" officeooo:rsid="002efc3a" officeooo:paragraph-rsid="004054c6" style:font-style-asian="normal" style:font-style-complex="normal" fo:hyphenate="false" fo:hyphenation-remain-char-count="2" fo:hyphenation-push-char-count="2"/>
    </style:style>
    <style:style style:name="P53" style:family="paragraph" style:parent-style-name="Paragraph" style:master-page-name="">
      <style:paragraph-properties fo:margin-left="1.5in" fo:margin-right="1.4366in" fo:margin-top="0in" fo:margin-bottom="0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officeooo:rsid="00280495" officeooo:paragraph-rsid="00280495" style:font-style-asian="italic" style:font-style-complex="italic" fo:hyphenate="false" fo:hyphenation-remain-char-count="2" fo:hyphenation-push-char-count="2"/>
    </style:style>
    <style:style style:name="P54" style:family="paragraph" style:parent-style-name="Paragraph">
      <style:paragraph-properties fo:margin-left="1.5in" fo:margin-right="1.4366in" fo:margin-top="0in" fo:margin-bottom="0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officeooo:rsid="00280495" officeooo:paragraph-rsid="00280495" style:font-style-asian="italic" style:font-style-complex="italic" fo:hyphenate="false" fo:hyphenation-remain-char-count="2" fo:hyphenation-push-char-count="2"/>
    </style:style>
    <style:style style:name="P55" style:family="paragraph" style:parent-style-name="Paragraph">
      <style:paragraph-properties fo:padding="0.0291in" fo:border-left="none" fo:border-right="none" fo:border-top="none" fo:border-bottom="0.06pt solid #000000" style:join-border="false"/>
      <style:text-properties officeooo:rsid="00280495" officeooo:paragraph-rsid="00280495"/>
    </style:style>
    <style:style style:name="P56" style:family="paragraph" style:parent-style-name="Paragraph">
      <style:paragraph-properties fo:padding="0.0291in" fo:border-left="none" fo:border-right="none" fo:border-top="none" fo:border-bottom="0.06pt solid #000000" style:join-border="false"/>
      <style:text-properties fo:font-style="normal" fo:font-weight="normal" officeooo:rsid="003cedc2" officeooo:paragraph-rsid="003f5cf2" style:font-style-asian="normal" style:font-weight-asian="normal" style:font-style-complex="normal" style:font-weight-complex="normal"/>
    </style:style>
    <style:style style:name="P57" style:family="paragraph" style:parent-style-name="Paragraphs">
      <style:paragraph-properties fo:margin-top="0in" fo:margin-bottom="0in" loext:contextual-spacing="false" fo:line-height="100%"/>
      <style:text-properties fo:font-style="normal" officeooo:rsid="001bbc8b" officeooo:paragraph-rsid="001bbc8b" style:font-style-asian="normal" style:font-style-complex="normal"/>
    </style:style>
    <style:style style:name="P58" style:family="paragraph" style:parent-style-name="Standard" style:master-page-name="Standard">
      <style:paragraph-properties fo:text-align="center" style:justify-single-word="false" style:page-number="auto"/>
      <style:text-properties fo:color="#000000" fo:font-size="18pt" fo:font-weight="bold" style:font-size-asian="18pt" style:font-weight-asian="bold" style:font-size-complex="18pt"/>
    </style:style>
    <style:style style:name="P59" style:family="paragraph" style:parent-style-name="Paragraphs">
      <style:text-properties officeooo:rsid="004eacde" officeooo:paragraph-rsid="004eacde"/>
    </style:style>
    <style:style style:name="P60" style:family="paragraph" style:parent-style-name="Paragraphs">
      <style:text-properties officeooo:rsid="00502c5e" officeooo:paragraph-rsid="00502c5e"/>
    </style:style>
    <style:style style:name="P61" style:family="paragraph" style:parent-style-name="Paragraphs">
      <style:text-properties officeooo:rsid="005439f0" officeooo:paragraph-rsid="0054dbaa"/>
    </style:style>
    <style:style style:name="P62" style:family="paragraph" style:parent-style-name="Paragraphs">
      <style:text-properties officeooo:rsid="0057c252" officeooo:paragraph-rsid="005d5455"/>
    </style:style>
    <style:style style:name="P63" style:family="paragraph" style:parent-style-name="Paragraphs">
      <style:text-properties officeooo:rsid="0057c252" officeooo:paragraph-rsid="00d244da"/>
    </style:style>
    <style:style style:name="P64" style:family="paragraph" style:parent-style-name="Paragraphs">
      <style:text-properties officeooo:rsid="005989f9" officeooo:paragraph-rsid="005989f9"/>
    </style:style>
    <style:style style:name="P65" style:family="paragraph" style:parent-style-name="Paragraphs">
      <style:text-properties officeooo:rsid="0061ba5f" officeooo:paragraph-rsid="00636fe6"/>
    </style:style>
    <style:style style:name="P66" style:family="paragraph" style:parent-style-name="Paragraphs">
      <style:text-properties officeooo:rsid="0061ba5f" officeooo:paragraph-rsid="0063e37e"/>
    </style:style>
    <style:style style:name="P67" style:family="paragraph" style:parent-style-name="Paragraphs">
      <style:text-properties officeooo:rsid="006482ba" officeooo:paragraph-rsid="006482ba"/>
    </style:style>
    <style:style style:name="P68" style:family="paragraph" style:parent-style-name="Paragraphs">
      <style:text-properties officeooo:rsid="00653075" officeooo:paragraph-rsid="00653075"/>
    </style:style>
    <style:style style:name="P69" style:family="paragraph" style:parent-style-name="Paragraphs">
      <style:text-properties officeooo:rsid="00666601" officeooo:paragraph-rsid="006df380"/>
    </style:style>
    <style:style style:name="P70" style:family="paragraph" style:parent-style-name="Paragraphs">
      <style:text-properties officeooo:rsid="006fe3ad" officeooo:paragraph-rsid="006fe3ad"/>
    </style:style>
    <style:style style:name="P71" style:family="paragraph" style:parent-style-name="Paragraphs">
      <style:text-properties officeooo:rsid="008252b1" officeooo:paragraph-rsid="008252b1"/>
    </style:style>
    <style:style style:name="P72" style:family="paragraph" style:parent-style-name="Paragraphs">
      <style:text-properties officeooo:rsid="008252b1" officeooo:paragraph-rsid="00a62c04"/>
    </style:style>
    <style:style style:name="P73" style:family="paragraph" style:parent-style-name="Paragraphs">
      <style:text-properties officeooo:rsid="00854207" officeooo:paragraph-rsid="00854207"/>
    </style:style>
    <style:style style:name="P74" style:family="paragraph" style:parent-style-name="Paragraphs">
      <style:text-properties officeooo:rsid="008605f7" officeooo:paragraph-rsid="008605f7"/>
    </style:style>
    <style:style style:name="P75" style:family="paragraph" style:parent-style-name="Paragraphs">
      <style:text-properties officeooo:rsid="00887bbc" officeooo:paragraph-rsid="00887bbc"/>
    </style:style>
    <style:style style:name="P76" style:family="paragraph" style:parent-style-name="Paragraphs">
      <style:text-properties officeooo:rsid="00a486e9" officeooo:paragraph-rsid="00a486e9"/>
    </style:style>
    <style:style style:name="P77" style:family="paragraph" style:parent-style-name="Paragraphs">
      <style:text-properties officeooo:rsid="00a668d6" officeooo:paragraph-rsid="00a668d6"/>
    </style:style>
    <style:style style:name="P78" style:family="paragraph" style:parent-style-name="Paragraphs">
      <style:text-properties officeooo:rsid="00baa04a" officeooo:paragraph-rsid="00baa04a"/>
    </style:style>
    <style:style style:name="P79" style:family="paragraph" style:parent-style-name="Paragraphs">
      <style:text-properties officeooo:rsid="00bddc34" officeooo:paragraph-rsid="00bddc34"/>
    </style:style>
    <style:style style:name="P80" style:family="paragraph" style:parent-style-name="Paragraphs" style:list-style-name="L2">
      <style:paragraph-properties fo:margin-top="0in" fo:margin-bottom="0in" loext:contextual-spacing="false" fo:line-height="100%"/>
      <style:text-properties officeooo:rsid="001cbc6e" officeooo:paragraph-rsid="001cbc6e"/>
    </style:style>
    <style:style style:name="P81" style:family="paragraph" style:parent-style-name="Heading_20_1">
      <style:paragraph-properties fo:line-height="100%"/>
      <style:text-properties officeooo:rsid="00191d87" officeooo:paragraph-rsid="00191d87"/>
    </style:style>
    <style:style style:name="P82" style:family="paragraph" style:parent-style-name="Heading_20_1">
      <style:text-properties officeooo:rsid="000efeb6" officeooo:paragraph-rsid="000efeb6"/>
    </style:style>
    <style:style style:name="P83" style:family="paragraph" style:parent-style-name="Heading_20_1">
      <style:text-properties officeooo:rsid="0011455a" officeooo:paragraph-rsid="0011455a"/>
    </style:style>
    <style:style style:name="P84" style:family="paragraph" style:parent-style-name="Heading_20_1">
      <style:text-properties officeooo:rsid="00157d6d" officeooo:paragraph-rsid="00157d6d"/>
    </style:style>
    <style:style style:name="P85" style:family="paragraph" style:parent-style-name="Heading_20_1">
      <style:text-properties officeooo:rsid="0016e613"/>
    </style:style>
    <style:style style:name="P86" style:family="paragraph" style:parent-style-name="Heading_20_1">
      <style:text-properties officeooo:rsid="0016e613" officeooo:paragraph-rsid="0016e613"/>
    </style:style>
    <style:style style:name="P87" style:family="paragraph" style:parent-style-name="Heading_20_1">
      <style:text-properties fo:font-variant="normal" fo:text-transform="none" officeooo:rsid="00490722" officeooo:paragraph-rsid="00490722"/>
    </style:style>
    <style:style style:name="P88" style:family="paragraph" style:parent-style-name="Heading_20_1">
      <style:text-properties officeooo:rsid="00502c5e" officeooo:paragraph-rsid="00502c5e"/>
    </style:style>
    <style:style style:name="P89" style:family="paragraph" style:parent-style-name="Heading_20_1">
      <style:text-properties officeooo:rsid="0061ba5f" officeooo:paragraph-rsid="0061ba5f"/>
    </style:style>
    <style:style style:name="P90" style:family="paragraph" style:parent-style-name="Heading_20_1">
      <style:text-properties officeooo:rsid="006482ba" officeooo:paragraph-rsid="006482ba"/>
    </style:style>
    <style:style style:name="P91" style:family="paragraph" style:parent-style-name="Heading_20_1">
      <style:text-properties officeooo:rsid="0068e667" officeooo:paragraph-rsid="006df380"/>
    </style:style>
    <style:style style:name="P92" style:family="paragraph" style:parent-style-name="Heading_20_1">
      <style:text-properties officeooo:rsid="006fe3ad" officeooo:paragraph-rsid="006fe3ad"/>
    </style:style>
    <style:style style:name="P93" style:family="paragraph" style:parent-style-name="Heading_20_1">
      <style:text-properties officeooo:rsid="008252b1" officeooo:paragraph-rsid="008252b1"/>
    </style:style>
    <style:style style:name="P94" style:family="paragraph" style:parent-style-name="Heading_20_1">
      <style:text-properties officeooo:rsid="008605f7" officeooo:paragraph-rsid="008605f7"/>
    </style:style>
    <style:style style:name="P95" style:family="paragraph" style:parent-style-name="Heading_20_1">
      <style:text-properties officeooo:rsid="00baa04a" officeooo:paragraph-rsid="00baa04a"/>
    </style:style>
    <style:style style:name="P96" style:family="paragraph" style:parent-style-name="Heading_20_1">
      <style:text-properties officeooo:rsid="00cdb5b8" officeooo:paragraph-rsid="00cdb5b8"/>
    </style:style>
    <style:style style:name="P97" style:family="paragraph" style:parent-style-name="Heading_20_3">
      <style:text-properties officeooo:rsid="006e76ec" officeooo:paragraph-rsid="006e76ec"/>
    </style:style>
    <style:style style:name="P98" style:family="paragraph" style:parent-style-name="Heading_20_3">
      <style:text-properties officeooo:rsid="00c2d438" officeooo:paragraph-rsid="00c2d438"/>
    </style:style>
    <style:style style:name="P99" style:family="paragraph" style:parent-style-name="Chapter_20_Number" style:master-page-name="Convert_20_1">
      <style:paragraph-properties style:page-number="auto"/>
    </style:style>
    <style:style style:name="P100" style:family="paragraph" style:parent-style-name="Chapter_20_Number" style:master-page-name="Convert_20_2">
      <style:paragraph-properties style:page-number="1"/>
    </style:style>
    <style:style style:name="P101" style:family="paragraph" style:parent-style-name="Paragraph">
      <style:text-properties officeooo:rsid="0055e835" officeooo:paragraph-rsid="0055e835"/>
    </style:style>
    <style:style style:name="P102" style:family="paragraph" style:parent-style-name="Paragraph">
      <style:text-properties officeooo:rsid="009b922d" officeooo:paragraph-rsid="009b922d"/>
    </style:style>
    <style:style style:name="P103" style:family="paragraph" style:parent-style-name="Paragraph">
      <style:text-properties fo:font-style="italic" fo:font-weight="bold" officeooo:rsid="00a9bcf6" officeooo:paragraph-rsid="00a9bcf6" style:font-style-asian="italic" style:font-weight-asian="bold" style:font-style-complex="italic" style:font-weight-complex="bold"/>
    </style:style>
    <style:style style:name="P104" style:family="paragraph" style:parent-style-name="Paragraph">
      <style:text-properties officeooo:rsid="002e4f03" officeooo:paragraph-rsid="002e4f03"/>
    </style:style>
    <style:style style:name="P105" style:family="paragraph" style:parent-style-name="Paragraph">
      <style:text-properties officeooo:rsid="00bddc34" officeooo:paragraph-rsid="00bddc34"/>
    </style:style>
    <style:style style:name="P106" style:family="paragraph" style:parent-style-name="Paragraph" style:list-style-name="L1" style:master-page-name="">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page-number="auto" style:text-autospace="none" style:vertical-align="middle" style:writing-mode="lr-tb">
        <style:tab-stops>
          <style:tab-stop style:position="1in"/>
          <style:tab-stop style:position="2in"/>
        </style:tab-stops>
      </style:paragraph-properties>
      <style:text-properties officeooo:paragraph-rsid="000efeb6" fo:hyphenate="false" fo:hyphenation-remain-char-count="2" fo:hyphenation-push-char-count="2"/>
    </style:style>
    <style:style style:name="P107" style:family="paragraph" style:parent-style-name="Paragraph" style:list-style-name="L1">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1in"/>
          <style:tab-stop style:position="2in"/>
        </style:tab-stops>
      </style:paragraph-properties>
      <style:text-properties officeooo:rsid="000d279d" officeooo:paragraph-rsid="000efeb6" fo:hyphenate="false" fo:hyphenation-remain-char-count="2" fo:hyphenation-push-char-count="2"/>
    </style:style>
    <style:style style:name="P108" style:family="paragraph" style:parent-style-name="Paragraph" style:list-style-name="L1">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1in"/>
          <style:tab-stop style:position="2in"/>
        </style:tab-stops>
      </style:paragraph-properties>
      <style:text-properties officeooo:rsid="000efeb6" officeooo:paragraph-rsid="000efeb6" fo:hyphenate="false" fo:hyphenation-remain-char-count="2" fo:hyphenation-push-char-count="2"/>
    </style:style>
    <style:style style:name="P109" style:family="paragraph" style:parent-style-name="Paragraph" style:list-style-name="L1">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1in"/>
          <style:tab-stop style:position="2in"/>
        </style:tab-stops>
      </style:paragraph-properties>
      <style:text-properties fo:font-style="normal" fo:font-weight="bold" officeooo:rsid="0016e613" officeooo:paragraph-rsid="0016e613" style:font-style-asian="normal" style:font-weight-asian="bold" style:font-style-complex="normal" style:font-weight-complex="bold" fo:hyphenate="false" fo:hyphenation-remain-char-count="2" fo:hyphenation-push-char-count="2"/>
    </style:style>
    <style:style style:name="P110" style:family="paragraph" style:parent-style-name="Paragraph" style:list-style-name="L1">
      <style:paragraph-properties fo:margin-left="0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0.75in"/>
        </style:tab-stops>
      </style:paragraph-properties>
      <style:text-properties officeooo:rsid="000efeb6" officeooo:paragraph-rsid="000efeb6" fo:hyphenate="false" fo:hyphenation-remain-char-count="2" fo:hyphenation-push-char-count="2"/>
    </style:style>
    <style:style style:name="P111"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officeooo:rsid="002efc3a" officeooo:paragraph-rsid="004054c6" style:font-style-asian="normal" style:font-style-complex="normal" fo:hyphenate="false" fo:hyphenation-remain-char-count="2" fo:hyphenation-push-char-count="2"/>
    </style:style>
    <style:style style:name="P112" style:family="paragraph" style:parent-style-name="Paragraph" style:master-page-name="">
      <style:paragraph-properties fo:margin-left="2.5in" fo:margin-right="0.6866in" fo:margin-top="0in" fo:margin-bottom="0.1874in" loext:contextual-spacing="false" fo:line-height="120%" fo:text-align="justify" style:justify-single-word="false" fo:orphans="2" fo:widows="2" fo:hyphenation-ladder-count="no-limit" fo:text-indent="-2.1252in" style:auto-text-indent="false" style:page-number="auto" style:text-autospace="none" style:vertical-align="middle" style:writing-mode="lr-tb"/>
      <style:text-properties officeooo:rsid="002efc3a" officeooo:paragraph-rsid="004054c6" fo:hyphenate="false" fo:hyphenation-remain-char-count="2" fo:hyphenation-push-char-count="2"/>
    </style:style>
    <style:style style:name="P113" style:family="paragraph" style:parent-style-name="Paragraph" style:master-page-name="">
      <style:paragraph-properties fo:margin-left="2.5in" fo:margin-right="0.6866in" fo:margin-top="0in" fo:margin-bottom="0.1874in" loext:contextual-spacing="false" fo:line-height="120%" fo:text-align="justify" style:justify-single-word="false" fo:orphans="2" fo:widows="2" fo:hyphenation-ladder-count="no-limit" fo:text-indent="-2.1252in" style:auto-text-indent="false" style:page-number="auto" style:text-autospace="none" style:vertical-align="middle" style:writing-mode="lr-tb"/>
      <style:text-properties officeooo:rsid="002efc3a" officeooo:paragraph-rsid="003f5cf2" fo:hyphenate="false" fo:hyphenation-remain-char-count="2" fo:hyphenation-push-char-count="2"/>
    </style:style>
    <style:style style:name="P114" style:family="paragraph" style:parent-style-name="Paragraph" style:master-page-name="">
      <style:paragraph-properties fo:margin-left="2.5in" fo:margin-right="0.6866in" fo:margin-top="0in" fo:margin-bottom="0.1874in" loext:contextual-spacing="false" fo:line-height="120%" fo:text-align="justify" style:justify-single-word="false" fo:orphans="2" fo:widows="2" fo:hyphenation-ladder-count="no-limit" fo:text-indent="-2.1252in" style:auto-text-indent="false" style:page-number="auto" style:text-autospace="none" style:vertical-align="middle" style:writing-mode="lr-tb">
        <style:tab-stops/>
      </style:paragraph-properties>
      <style:text-properties fo:font-style="italic" officeooo:rsid="002efc3a" officeooo:paragraph-rsid="004054c6" style:font-style-asian="italic" style:font-style-complex="italic" fo:hyphenate="false" fo:hyphenation-remain-char-count="2" fo:hyphenation-push-char-count="2"/>
    </style:style>
    <style:style style:name="P115" style:family="paragraph" style:parent-style-name="Contents_20_1">
      <style:paragraph-properties>
        <style:tab-stops>
          <style:tab-stop style:position="5.9402in" style:type="right" style:leader-style="dotted" style:leader-text="."/>
        </style:tab-stops>
      </style:paragraph-properties>
    </style:style>
    <style:style style:name="P116" style:family="paragraph" style:parent-style-name="Contents_20_3">
      <style:paragraph-properties>
        <style:tab-stops>
          <style:tab-stop style:position="5.9402in" style:type="right" style:leader-style="dotted" style:leader-text="."/>
        </style:tab-stops>
      </style:paragraph-properties>
    </style:style>
    <style:style style:name="P117" style:family="paragraph" style:parent-style-name="Contents_20_2">
      <style:paragraph-properties>
        <style:tab-stops>
          <style:tab-stop style:position="5.9402in" style:type="right" style:leader-style="dotted" style:leader-text="."/>
        </style:tab-stops>
      </style:paragraph-properties>
    </style:style>
    <style:style style:name="P118" style:family="paragraph" style:parent-style-name="Contents_20_4">
      <style:paragraph-properties>
        <style:tab-stops>
          <style:tab-stop style:position="5.9402in" style:type="right" style:leader-style="dotted" style:leader-text="."/>
        </style:tab-stops>
      </style:paragraph-properties>
    </style:style>
    <style:style style:name="P119" style:family="paragraph" style:parent-style-name="Preformatted_20_Text">
      <style:text-properties officeooo:rsid="00502c5e" officeooo:paragraph-rsid="00502c5e"/>
    </style:style>
    <style:style style:name="P120" style:family="paragraph" style:parent-style-name="Preformatted_20_Text">
      <style:text-properties officeooo:rsid="0055e835" officeooo:paragraph-rsid="0055e835"/>
    </style:style>
    <style:style style:name="P121" style:family="paragraph" style:parent-style-name="Preformatted_20_Text">
      <style:text-properties officeooo:rsid="00570288" officeooo:paragraph-rsid="006f01a0"/>
    </style:style>
    <style:style style:name="P122" style:family="paragraph" style:parent-style-name="Preformatted_20_Text">
      <style:text-properties officeooo:rsid="005989f9" officeooo:paragraph-rsid="005989f9"/>
    </style:style>
    <style:style style:name="P123" style:family="paragraph" style:parent-style-name="Preformatted_20_Text">
      <style:text-properties officeooo:rsid="0067b482" officeooo:paragraph-rsid="006df380"/>
    </style:style>
    <style:style style:name="P124" style:family="paragraph" style:parent-style-name="Preformatted_20_Text">
      <style:text-properties officeooo:rsid="00716fb6" officeooo:paragraph-rsid="007e4de3"/>
    </style:style>
    <style:style style:name="P125" style:family="paragraph" style:parent-style-name="Preformatted_20_Text">
      <style:text-properties officeooo:rsid="00854207" officeooo:paragraph-rsid="00854207"/>
    </style:style>
    <style:style style:name="P126" style:family="paragraph" style:parent-style-name="Preformatted_20_Text">
      <style:text-properties officeooo:rsid="0088b0d2" officeooo:paragraph-rsid="00ba82ac"/>
    </style:style>
    <style:style style:name="P127" style:family="paragraph" style:parent-style-name="Preformatted_20_Text">
      <style:text-properties officeooo:rsid="00a62c04" officeooo:paragraph-rsid="00a842b2"/>
    </style:style>
    <style:style style:name="P128" style:family="paragraph" style:parent-style-name="Preformatted_20_Text">
      <style:text-properties officeooo:rsid="00bc0048" officeooo:paragraph-rsid="00bc0048"/>
    </style:style>
    <style:style style:name="P129" style:family="paragraph" style:parent-style-name="Preformatted_20_Text">
      <style:text-properties officeooo:rsid="00c536ae" officeooo:paragraph-rsid="00cb4576"/>
    </style:style>
    <style:style style:name="T1" style:family="text">
      <style:text-properties fo:color="#000000" fo:font-size="15pt" fo:font-style="italic" fo:font-weight="bold" style:font-size-asian="15pt" style:font-style-asian="italic" style:font-weight-asian="bold" style:font-size-complex="15pt" style:font-style-complex="italic"/>
    </style:style>
    <style:style style:name="T2" style:family="text">
      <style:text-properties officeooo:rsid="000a6551"/>
    </style:style>
    <style:style style:name="T3" style:family="text">
      <style:text-properties fo:font-style="italic" style:font-style-asian="italic" style:font-style-complex="italic"/>
    </style:style>
    <style:style style:name="T4" style:family="text">
      <style:text-properties fo:font-style="italic" officeooo:rsid="000c6819" style:font-style-asian="italic" style:font-style-complex="italic"/>
    </style:style>
    <style:style style:name="T5" style:family="text">
      <style:text-properties fo:font-style="italic" officeooo:rsid="000d279d" style:font-style-asian="italic" style:font-style-complex="italic"/>
    </style:style>
    <style:style style:name="T6" style:family="text">
      <style:text-properties fo:font-style="italic" officeooo:rsid="000efeb6" style:font-style-asian="italic" style:font-style-complex="italic"/>
    </style:style>
    <style:style style:name="T7" style:family="text">
      <style:text-properties fo:font-style="italic" officeooo:rsid="0029c431" style:font-style-asian="italic" style:font-style-complex="italic"/>
    </style:style>
    <style:style style:name="T8" style:family="text">
      <style:text-properties fo:font-style="italic" officeooo:rsid="003baf82" style:font-style-asian="italic" style:font-style-complex="italic"/>
    </style:style>
    <style:style style:name="T9" style:family="text">
      <style:text-properties fo:font-style="italic" officeooo:rsid="005989f9" style:font-style-asian="italic" style:font-style-complex="italic"/>
    </style:style>
    <style:style style:name="T10" style:family="text">
      <style:text-properties fo:font-style="italic" officeooo:rsid="005aafe8" style:font-style-asian="italic" style:font-style-complex="italic"/>
    </style:style>
    <style:style style:name="T11" style:family="text">
      <style:text-properties fo:font-style="italic" officeooo:rsid="005d5455" style:font-style-asian="italic" style:font-style-complex="italic"/>
    </style:style>
    <style:style style:name="T12" style:family="text">
      <style:text-properties fo:font-style="italic" officeooo:rsid="0063e37e" style:font-style-asian="italic" style:font-style-complex="italic"/>
    </style:style>
    <style:style style:name="T13" style:family="text">
      <style:text-properties fo:font-style="italic" officeooo:rsid="008371d9" style:font-style-asian="italic" style:font-style-complex="italic"/>
    </style:style>
    <style:style style:name="T14" style:family="text">
      <style:text-properties fo:font-style="italic" officeooo:rsid="00af324e" style:font-style-asian="italic" style:font-style-complex="italic"/>
    </style:style>
    <style:style style:name="T15" style:family="text">
      <style:text-properties fo:font-style="italic" officeooo:rsid="00af4855" style:font-style-asian="italic" style:font-style-complex="italic"/>
    </style:style>
    <style:style style:name="T16" style:family="text">
      <style:text-properties fo:font-style="italic" officeooo:rsid="00b118ee" style:font-style-asian="italic" style:font-style-complex="italic"/>
    </style:style>
    <style:style style:name="T17" style:family="text">
      <style:text-properties fo:font-style="italic" officeooo:rsid="005e1bca" style:font-style-asian="italic" style:font-style-complex="italic"/>
    </style:style>
    <style:style style:name="T18" style:family="text">
      <style:text-properties fo:font-style="italic" officeooo:rsid="00cf75ba" style:font-style-asian="italic" style:font-style-complex="italic"/>
    </style:style>
    <style:style style:name="T19" style:family="text">
      <style:text-properties fo:font-style="italic" officeooo:rsid="00d0d081" style:font-style-asian="italic" style:font-style-complex="italic"/>
    </style:style>
    <style:style style:name="T20" style:family="text">
      <style:text-properties fo:font-style="italic" officeooo:rsid="00d244da"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fo:font-weight="bold" officeooo:rsid="000d279d" style:font-style-asian="italic" style:font-weight-asian="bold" style:font-style-complex="italic" style:font-weight-complex="bold"/>
    </style:style>
    <style:style style:name="T23" style:family="text">
      <style:text-properties fo:font-style="italic" fo:font-weight="bold" officeooo:rsid="000fc06c" style:font-style-asian="italic" style:font-weight-asian="bold" style:font-style-complex="italic" style:font-weight-complex="bold"/>
    </style:style>
    <style:style style:name="T24" style:family="text">
      <style:text-properties fo:font-style="italic" fo:font-weight="bold" officeooo:rsid="00304a04" style:font-style-asian="italic" style:font-weight-asian="bold" style:font-style-complex="italic" style:font-weight-complex="bold"/>
    </style:style>
    <style:style style:name="T25" style:family="text">
      <style:text-properties fo:font-style="italic" fo:font-weight="bold" officeooo:rsid="0039ce1a" style:font-style-asian="italic" style:font-weight-asian="bold" style:font-style-complex="italic" style:font-weight-complex="bold"/>
    </style:style>
    <style:style style:name="T26" style:family="text">
      <style:text-properties fo:font-style="italic" fo:font-weight="bold" officeooo:rsid="003baf82" style:font-style-asian="italic" style:font-weight-asian="bold" style:font-style-complex="italic" style:font-weight-complex="bold"/>
    </style:style>
    <style:style style:name="T27" style:family="text">
      <style:text-properties fo:font-style="italic" fo:font-weight="bold" officeooo:rsid="003cedc2" style:font-style-asian="italic" style:font-weight-asian="bold" style:font-style-complex="italic" style:font-weight-complex="bold"/>
    </style:style>
    <style:style style:name="T28" style:family="text">
      <style:text-properties fo:font-style="italic" fo:font-weight="bold" officeooo:rsid="004ca013" style:font-style-asian="italic" style:font-weight-asian="bold" style:font-style-complex="italic" style:font-weight-complex="bold"/>
    </style:style>
    <style:style style:name="T29" style:family="text">
      <style:text-properties fo:font-style="italic" fo:font-weight="bold" officeooo:rsid="004e0038" style:font-style-asian="italic" style:font-weight-asian="bold" style:font-style-complex="italic" style:font-weight-complex="bold"/>
    </style:style>
    <style:style style:name="T30" style:family="text">
      <style:text-properties fo:font-style="italic" fo:font-weight="bold" officeooo:rsid="0067b482" style:font-style-asian="italic" style:font-weight-asian="bold" style:font-style-complex="italic" style:font-weight-complex="bold"/>
    </style:style>
    <style:style style:name="T31" style:family="text">
      <style:text-properties fo:font-style="italic" fo:font-weight="bold" officeooo:rsid="008371d9" style:font-style-asian="italic" style:font-weight-asian="bold" style:font-style-complex="italic" style:font-weight-complex="bold"/>
    </style:style>
    <style:style style:name="T32" style:family="text">
      <style:text-properties fo:font-style="italic" fo:font-weight="bold" officeooo:rsid="00857c25" style:font-style-asian="italic" style:font-weight-asian="bold" style:font-style-complex="italic" style:font-weight-complex="bold"/>
    </style:style>
    <style:style style:name="T33" style:family="text">
      <style:text-properties fo:font-style="italic" fo:font-weight="bold" officeooo:rsid="00b118ee" style:font-style-asian="italic" style:font-weight-asian="bold" style:font-style-complex="italic" style:font-weight-complex="bold"/>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fo:font-style="italic" fo:font-weight="normal" officeooo:rsid="000d279d" style:font-style-asian="italic" style:font-weight-asian="normal" style:font-style-complex="italic" style:font-weight-complex="normal"/>
    </style:style>
    <style:style style:name="T36" style:family="text">
      <style:text-properties fo:font-style="italic" fo:font-weight="normal" officeooo:rsid="00324768" style:font-style-asian="italic" style:font-weight-asian="normal" style:font-style-complex="italic" style:font-weight-complex="normal"/>
    </style:style>
    <style:style style:name="T37" style:family="text">
      <style:text-properties fo:font-style="italic" fo:font-weight="normal" officeooo:rsid="003baf82" style:font-style-asian="italic" style:font-weight-asian="normal" style:font-style-complex="italic" style:font-weight-complex="normal"/>
    </style:style>
    <style:style style:name="T38" style:family="text">
      <style:text-properties fo:font-style="italic" fo:font-weight="normal" officeooo:rsid="003cedc2" style:font-style-asian="italic" style:font-weight-asian="normal" style:font-style-complex="italic" style:font-weight-complex="normal"/>
    </style:style>
    <style:style style:name="T39" style:family="text">
      <style:text-properties fo:font-style="italic" fo:font-weight="normal" officeooo:rsid="003f5cf2" style:font-style-asian="italic" style:font-weight-asian="normal" style:font-style-complex="italic" style:font-weight-complex="normal"/>
    </style:style>
    <style:style style:name="T40" style:family="text">
      <style:text-properties fo:font-style="italic" fo:font-weight="normal" officeooo:rsid="00857c25" style:font-style-asian="italic" style:font-weight-asian="normal" style:font-style-complex="italic" style:font-weight-complex="normal"/>
    </style:style>
    <style:style style:name="T41" style:family="text">
      <style:text-properties fo:font-style="italic" fo:font-weight="normal" officeooo:rsid="00b118ee" style:font-style-asian="italic" style:font-weight-asian="normal" style:font-style-complex="italic" style:font-weight-complex="normal"/>
    </style:style>
    <style:style style:name="T42" style:family="text">
      <style:text-properties fo:font-style="italic" fo:font-weight="normal" officeooo:rsid="005e1bca" style:font-style-asian="italic" style:font-weight-asian="normal" style:font-style-complex="italic" style:font-weight-complex="normal"/>
    </style:style>
    <style:style style:name="T43" style:family="text">
      <style:text-properties fo:font-style="italic" fo:font-weight="normal" officeooo:rsid="00b1f3f0" style:font-style-asian="italic" style:font-weight-asian="normal" style:font-style-complex="italic" style:font-weight-complex="normal"/>
    </style:style>
    <style:style style:name="T4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5" style:family="text">
      <style:text-properties fo:font-style="italic" style:text-underline-style="none" fo:font-weight="bold" style:font-style-asian="italic" style:font-weight-asian="bold" style:font-style-complex="italic" style:font-weight-complex="bold"/>
    </style:style>
    <style:style style:name="T46" style:family="text">
      <style:text-properties fo:font-size="40pt" officeooo:rsid="000a6551" style:font-size-asian="40pt" style:font-size-complex="40pt"/>
    </style:style>
    <style:style style:name="T47" style:family="text">
      <style:text-properties fo:font-weight="bold" style:font-weight-asian="bold" style:font-weight-complex="bold"/>
    </style:style>
    <style:style style:name="T48" style:family="text">
      <style:text-properties fo:font-weight="bold" officeooo:rsid="000efeb6" style:font-weight-asian="bold" style:font-weight-complex="bold"/>
    </style:style>
    <style:style style:name="T49" style:family="text">
      <style:text-properties fo:font-weight="bold" officeooo:rsid="000fc06c" style:font-weight-asian="bold" style:font-weight-complex="bold"/>
    </style:style>
    <style:style style:name="T50" style:family="text">
      <style:text-properties fo:font-weight="bold" officeooo:rsid="00190df0" style:font-weight-asian="bold" style:font-weight-complex="bold"/>
    </style:style>
    <style:style style:name="T51" style:family="text">
      <style:text-properties fo:font-weight="bold" officeooo:rsid="003c5055" style:font-weight-asian="bold" style:font-weight-complex="bold"/>
    </style:style>
    <style:style style:name="T52" style:family="text">
      <style:text-properties style:text-underline-style="solid" style:text-underline-width="auto" style:text-underline-color="font-color" fo:font-weight="bold" officeooo:rsid="000a6551" style:font-weight-asian="bold" style:font-weight-complex="bold"/>
    </style:style>
    <style:style style:name="T53" style:family="text">
      <style:text-properties style:text-underline-style="solid" style:text-underline-width="auto" style:text-underline-color="font-color" fo:font-weight="bold" officeooo:rsid="00190df0" style:font-weight-asian="bold" style:font-weight-complex="bold"/>
    </style:style>
    <style:style style:name="T54" style:family="text">
      <style:text-properties fo:font-weight="normal" style:font-weight-asian="normal" style:font-weight-complex="normal"/>
    </style:style>
    <style:style style:name="T55" style:family="text">
      <style:text-properties fo:font-weight="normal" officeooo:rsid="0011455a" style:font-weight-asian="normal" style:font-weight-complex="normal"/>
    </style:style>
    <style:style style:name="T56" style:family="text">
      <style:text-properties fo:font-weight="normal" officeooo:rsid="0034bc4f" style:font-weight-asian="normal" style:font-weight-complex="normal"/>
    </style:style>
    <style:style style:name="T57" style:family="text">
      <style:text-properties officeooo:rsid="000c6819"/>
    </style:style>
    <style:style style:name="T58" style:family="text">
      <style:text-properties officeooo:rsid="000d279d"/>
    </style:style>
    <style:style style:name="T59" style:family="text">
      <style:text-properties officeooo:rsid="000efeb6"/>
    </style:style>
    <style:style style:name="T60" style:family="text">
      <style:text-properties officeooo:rsid="000fc06c"/>
    </style:style>
    <style:style style:name="T61" style:family="text">
      <style:text-properties officeooo:rsid="0011455a"/>
    </style:style>
    <style:style style:name="T62" style:family="text">
      <style:text-properties officeooo:rsid="0012a870"/>
    </style:style>
    <style:style style:name="T63" style:family="text">
      <style:text-properties officeooo:rsid="0013b764"/>
    </style:style>
    <style:style style:name="T64" style:family="text">
      <style:text-properties fo:font-style="normal" style:font-style-asian="normal" style:font-style-complex="normal"/>
    </style:style>
    <style:style style:name="T65" style:family="text">
      <style:text-properties fo:font-style="normal" officeooo:rsid="0018cdea" style:font-style-asian="normal" style:font-style-complex="normal"/>
    </style:style>
    <style:style style:name="T66" style:family="text">
      <style:text-properties fo:font-style="normal" officeooo:rsid="00190df0" style:font-style-asian="normal" style:font-style-complex="normal"/>
    </style:style>
    <style:style style:name="T67" style:family="text">
      <style:text-properties fo:font-style="normal" officeooo:rsid="0029c431" style:font-style-asian="normal" style:font-style-complex="normal"/>
    </style:style>
    <style:style style:name="T68" style:family="text">
      <style:text-properties fo:font-style="normal" officeooo:rsid="002b59e7" style:font-style-asian="normal" style:font-style-complex="normal"/>
    </style:style>
    <style:style style:name="T69" style:family="text">
      <style:text-properties fo:font-style="normal" officeooo:rsid="002b6163" style:font-style-asian="normal" style:font-style-complex="normal"/>
    </style:style>
    <style:style style:name="T70" style:family="text">
      <style:text-properties fo:font-style="normal" officeooo:rsid="005989f9" style:font-style-asian="normal" style:font-style-complex="normal"/>
    </style:style>
    <style:style style:name="T71" style:family="text">
      <style:text-properties fo:font-style="normal" officeooo:rsid="005aafe8" style:font-style-asian="normal" style:font-style-complex="normal"/>
    </style:style>
    <style:style style:name="T72" style:family="text">
      <style:text-properties fo:font-style="normal" officeooo:rsid="005d5455" style:font-style-asian="normal" style:font-style-complex="normal"/>
    </style:style>
    <style:style style:name="T73" style:family="text">
      <style:text-properties fo:font-style="normal" officeooo:rsid="005e1bca" style:font-style-asian="normal" style:font-style-complex="normal"/>
    </style:style>
    <style:style style:name="T74" style:family="text">
      <style:text-properties fo:font-style="normal" officeooo:rsid="0063e37e" style:font-style-asian="normal" style:font-style-complex="normal"/>
    </style:style>
    <style:style style:name="T75" style:family="text">
      <style:text-properties fo:font-style="normal" officeooo:rsid="0065725a" style:font-style-asian="normal" style:font-style-complex="normal"/>
    </style:style>
    <style:style style:name="T76" style:family="text">
      <style:text-properties fo:font-style="normal" officeooo:rsid="00666601" style:font-style-asian="normal" style:font-style-complex="normal"/>
    </style:style>
    <style:style style:name="T77" style:family="text">
      <style:text-properties fo:font-style="normal" officeooo:rsid="0089d108" style:font-style-asian="normal" style:font-style-complex="normal"/>
    </style:style>
    <style:style style:name="T78" style:family="text">
      <style:text-properties fo:font-style="normal" officeooo:rsid="008c91a8" style:font-style-asian="normal" style:font-style-complex="normal"/>
    </style:style>
    <style:style style:name="T79" style:family="text">
      <style:text-properties fo:font-style="normal" officeooo:rsid="008ce6f8" style:font-style-asian="normal" style:font-style-complex="normal"/>
    </style:style>
    <style:style style:name="T80" style:family="text">
      <style:text-properties fo:font-style="normal" officeooo:rsid="008d1645" style:font-style-asian="normal" style:font-style-complex="normal"/>
    </style:style>
    <style:style style:name="T81" style:family="text">
      <style:text-properties fo:font-style="normal" officeooo:rsid="008d49e0" style:font-style-asian="normal" style:font-style-complex="normal"/>
    </style:style>
    <style:style style:name="T82" style:family="text">
      <style:text-properties fo:font-style="normal" officeooo:rsid="008d633e" style:font-style-asian="normal" style:font-style-complex="normal"/>
    </style:style>
    <style:style style:name="T83" style:family="text">
      <style:text-properties fo:font-style="normal" officeooo:rsid="008d815f" style:font-style-asian="normal" style:font-style-complex="normal"/>
    </style:style>
    <style:style style:name="T84" style:family="text">
      <style:text-properties fo:font-style="normal" officeooo:rsid="008e111e" style:font-style-asian="normal" style:font-style-complex="normal"/>
    </style:style>
    <style:style style:name="T85" style:family="text">
      <style:text-properties fo:font-style="normal" officeooo:rsid="008f61af" style:font-style-asian="normal" style:font-style-complex="normal"/>
    </style:style>
    <style:style style:name="T86" style:family="text">
      <style:text-properties fo:font-style="normal" officeooo:rsid="00917ac7" style:font-style-asian="normal" style:font-style-complex="normal"/>
    </style:style>
    <style:style style:name="T87" style:family="text">
      <style:text-properties fo:font-style="normal" officeooo:rsid="00917c62" style:font-style-asian="normal" style:font-style-complex="normal"/>
    </style:style>
    <style:style style:name="T88" style:family="text">
      <style:text-properties fo:font-style="normal" officeooo:rsid="0094fa0f" style:font-style-asian="normal" style:font-style-complex="normal"/>
    </style:style>
    <style:style style:name="T89" style:family="text">
      <style:text-properties fo:font-style="normal" officeooo:rsid="0096e400" style:font-style-asian="normal" style:font-style-complex="normal"/>
    </style:style>
    <style:style style:name="T90" style:family="text">
      <style:text-properties fo:font-style="normal" officeooo:rsid="0097d07c" style:font-style-asian="normal" style:font-style-complex="normal"/>
    </style:style>
    <style:style style:name="T91" style:family="text">
      <style:text-properties fo:font-style="normal" officeooo:rsid="00986263" style:font-style-asian="normal" style:font-style-complex="normal"/>
    </style:style>
    <style:style style:name="T92" style:family="text">
      <style:text-properties fo:font-style="normal" officeooo:rsid="009add0c" style:font-style-asian="normal" style:font-style-complex="normal"/>
    </style:style>
    <style:style style:name="T93" style:family="text">
      <style:text-properties fo:font-style="normal" officeooo:rsid="009d7573" style:font-style-asian="normal" style:font-style-complex="normal"/>
    </style:style>
    <style:style style:name="T94" style:family="text">
      <style:text-properties fo:font-style="normal" officeooo:rsid="00a2135e" style:font-style-asian="normal" style:font-style-complex="normal"/>
    </style:style>
    <style:style style:name="T95" style:family="text">
      <style:text-properties fo:font-style="normal" officeooo:rsid="00af324e" style:font-style-asian="normal" style:font-style-complex="normal"/>
    </style:style>
    <style:style style:name="T96" style:family="text">
      <style:text-properties fo:font-style="normal" officeooo:rsid="00b118ee" style:font-style-asian="normal" style:font-style-complex="normal"/>
    </style:style>
    <style:style style:name="T97" style:family="text">
      <style:text-properties fo:font-style="normal" officeooo:rsid="00b27560" style:font-style-asian="normal" style:font-style-complex="normal"/>
    </style:style>
    <style:style style:name="T98" style:family="text">
      <style:text-properties fo:font-style="normal" officeooo:rsid="00b453a4" style:font-style-asian="normal" style:font-style-complex="normal"/>
    </style:style>
    <style:style style:name="T99" style:family="text">
      <style:text-properties fo:font-style="normal" officeooo:rsid="00b6117c" style:font-style-asian="normal" style:font-style-complex="normal"/>
    </style:style>
    <style:style style:name="T100" style:family="text">
      <style:text-properties fo:font-style="normal" officeooo:rsid="00b62e9b" style:font-style-asian="normal" style:font-style-complex="normal"/>
    </style:style>
    <style:style style:name="T101" style:family="text">
      <style:text-properties fo:font-style="normal" officeooo:rsid="00b9feb1" style:font-style-asian="normal" style:font-style-complex="normal"/>
    </style:style>
    <style:style style:name="T102" style:family="text">
      <style:text-properties fo:font-style="normal" officeooo:rsid="00ba82ac" style:font-style-asian="normal" style:font-style-complex="normal"/>
    </style:style>
    <style:style style:name="T103" style:family="text">
      <style:text-properties fo:font-style="normal" officeooo:rsid="00cf75ba" style:font-style-asian="normal" style:font-style-complex="normal"/>
    </style:style>
    <style:style style:name="T104" style:family="text">
      <style:text-properties fo:font-style="normal" fo:font-weight="normal" style:font-style-asian="normal" style:font-weight-asian="normal" style:font-style-complex="normal" style:font-weight-complex="normal"/>
    </style:style>
    <style:style style:name="T105" style:family="text">
      <style:text-properties fo:font-style="normal" fo:font-weight="normal" officeooo:rsid="002b6163" style:font-style-asian="normal" style:font-weight-asian="normal" style:font-style-complex="normal" style:font-weight-complex="normal"/>
    </style:style>
    <style:style style:name="T106" style:family="text">
      <style:text-properties fo:font-style="normal" fo:font-weight="normal" officeooo:rsid="00304a04" style:font-style-asian="normal" style:font-weight-asian="normal" style:font-style-complex="normal" style:font-weight-complex="normal"/>
    </style:style>
    <style:style style:name="T107" style:family="text">
      <style:text-properties fo:font-style="normal" fo:font-weight="normal" officeooo:rsid="003baf82" style:font-style-asian="normal" style:font-weight-asian="normal" style:font-style-complex="normal" style:font-weight-complex="normal"/>
    </style:style>
    <style:style style:name="T108" style:family="text">
      <style:text-properties fo:font-style="normal" fo:font-weight="normal" officeooo:rsid="003cedc2" style:font-style-asian="normal" style:font-weight-asian="normal" style:font-style-complex="normal" style:font-weight-complex="normal"/>
    </style:style>
    <style:style style:name="T109" style:family="text">
      <style:text-properties fo:font-style="normal" fo:font-weight="normal" officeooo:rsid="003f5cf2" style:font-style-asian="normal" style:font-weight-asian="normal" style:font-style-complex="normal" style:font-weight-complex="normal"/>
    </style:style>
    <style:style style:name="T110" style:family="text">
      <style:text-properties fo:font-style="normal" fo:font-weight="normal" officeooo:rsid="004054c6" style:font-style-asian="normal" style:font-weight-asian="normal" style:font-style-complex="normal" style:font-weight-complex="normal"/>
    </style:style>
    <style:style style:name="T111" style:family="text">
      <style:text-properties fo:font-style="normal" fo:font-weight="normal" officeooo:rsid="005d5455" style:font-style-asian="normal" style:font-weight-asian="normal" style:font-style-complex="normal" style:font-weight-complex="normal"/>
    </style:style>
    <style:style style:name="T112" style:family="text">
      <style:text-properties fo:font-style="normal" fo:font-weight="normal" officeooo:rsid="0067b482" style:font-style-asian="normal" style:font-weight-asian="normal" style:font-style-complex="normal" style:font-weight-complex="normal"/>
    </style:style>
    <style:style style:name="T113" style:family="text">
      <style:text-properties fo:font-style="normal" fo:font-weight="normal" officeooo:rsid="0068e667" style:font-style-asian="normal" style:font-weight-asian="normal" style:font-style-complex="normal" style:font-weight-complex="normal"/>
    </style:style>
    <style:style style:name="T114" style:family="text">
      <style:text-properties fo:font-style="normal" fo:font-weight="normal" officeooo:rsid="0071b9b8" style:font-style-asian="normal" style:font-weight-asian="normal" style:font-style-complex="normal" style:font-weight-complex="normal"/>
    </style:style>
    <style:style style:name="T115" style:family="text">
      <style:text-properties fo:font-style="normal" fo:font-weight="normal" officeooo:rsid="0073b287" style:font-style-asian="normal" style:font-weight-asian="normal" style:font-style-complex="normal" style:font-weight-complex="normal"/>
    </style:style>
    <style:style style:name="T116" style:family="text">
      <style:text-properties fo:font-style="normal" fo:font-weight="normal" officeooo:rsid="0074ae37" style:font-style-asian="normal" style:font-weight-asian="normal" style:font-style-complex="normal" style:font-weight-complex="normal"/>
    </style:style>
    <style:style style:name="T117" style:family="text">
      <style:text-properties fo:font-style="normal" fo:font-weight="normal" officeooo:rsid="0074d0bd" style:font-style-asian="normal" style:font-weight-asian="normal" style:font-style-complex="normal" style:font-weight-complex="normal"/>
    </style:style>
    <style:style style:name="T118" style:family="text">
      <style:text-properties fo:font-style="normal" fo:font-weight="normal" officeooo:rsid="00754f35" style:font-style-asian="normal" style:font-weight-asian="normal" style:font-style-complex="normal" style:font-weight-complex="normal"/>
    </style:style>
    <style:style style:name="T119" style:family="text">
      <style:text-properties fo:font-style="normal" fo:font-weight="normal" officeooo:rsid="007704fd" style:font-style-asian="normal" style:font-weight-asian="normal" style:font-style-complex="normal" style:font-weight-complex="normal"/>
    </style:style>
    <style:style style:name="T120" style:family="text">
      <style:text-properties fo:font-style="normal" fo:font-weight="normal" officeooo:rsid="0078736f" style:font-style-asian="normal" style:font-weight-asian="normal" style:font-style-complex="normal" style:font-weight-complex="normal"/>
    </style:style>
    <style:style style:name="T121" style:family="text">
      <style:text-properties fo:font-style="normal" fo:font-weight="normal" officeooo:rsid="007b2fb9" style:font-style-asian="normal" style:font-weight-asian="normal" style:font-style-complex="normal" style:font-weight-complex="normal"/>
    </style:style>
    <style:style style:name="T122" style:family="text">
      <style:text-properties fo:font-style="normal" fo:font-weight="normal" officeooo:rsid="007c38c4" style:font-style-asian="normal" style:font-weight-asian="normal" style:font-style-complex="normal" style:font-weight-complex="normal"/>
    </style:style>
    <style:style style:name="T123" style:family="text">
      <style:text-properties fo:font-style="normal" fo:font-weight="normal" officeooo:rsid="007d141b" style:font-style-asian="normal" style:font-weight-asian="normal" style:font-style-complex="normal" style:font-weight-complex="normal"/>
    </style:style>
    <style:style style:name="T124" style:family="text">
      <style:text-properties fo:font-style="normal" fo:font-weight="normal" officeooo:rsid="007e4de3" style:font-style-asian="normal" style:font-weight-asian="normal" style:font-style-complex="normal" style:font-weight-complex="normal"/>
    </style:style>
    <style:style style:name="T125" style:family="text">
      <style:text-properties fo:font-style="normal" fo:font-weight="normal" officeooo:rsid="0081ea49" style:font-style-asian="normal" style:font-weight-asian="normal" style:font-style-complex="normal" style:font-weight-complex="normal"/>
    </style:style>
    <style:style style:name="T126" style:family="text">
      <style:text-properties fo:font-style="normal" fo:font-weight="normal" officeooo:rsid="00aa6fad" style:font-style-asian="normal" style:font-weight-asian="normal" style:font-style-complex="normal" style:font-weight-complex="normal"/>
    </style:style>
    <style:style style:name="T127" style:family="text">
      <style:text-properties fo:font-style="normal" style:text-underline-style="none" fo:font-weight="normal" officeooo:rsid="000a6551" style:font-style-asian="normal" style:font-weight-asian="normal" style:font-style-complex="normal" style:font-weight-complex="normal"/>
    </style:style>
    <style:style style:name="T128" style:family="text">
      <style:text-properties fo:font-style="normal" style:text-underline-style="none" officeooo:rsid="00b118ee" style:font-style-asian="normal" style:font-style-complex="normal"/>
    </style:style>
    <style:style style:name="T129" style:family="text">
      <style:text-properties fo:font-style="normal" fo:font-weight="bold" style:font-style-asian="normal" style:font-weight-asian="bold" style:font-style-complex="normal" style:font-weight-complex="bold"/>
    </style:style>
    <style:style style:name="T130" style:family="text">
      <style:text-properties fo:font-style="normal" fo:font-weight="bold" officeooo:rsid="003cedc2" style:font-style-asian="normal" style:font-weight-asian="bold" style:font-style-complex="normal" style:font-weight-complex="bold"/>
    </style:style>
    <style:style style:name="T131" style:family="text">
      <style:text-properties fo:font-style="normal" fo:font-weight="bold" officeooo:rsid="0068e667" style:font-style-asian="normal" style:font-weight-asian="bold" style:font-style-complex="normal" style:font-weight-complex="bold"/>
    </style:style>
    <style:style style:name="T132" style:family="text">
      <style:text-properties fo:font-style="normal" style:text-underline-style="solid" style:text-underline-width="auto" style:text-underline-color="font-color" fo:font-weight="normal" officeooo:rsid="005d5455" style:font-style-asian="normal" style:font-weight-asian="normal" style:font-style-complex="normal" style:font-weight-complex="normal"/>
    </style:style>
    <style:style style:name="T133" style:family="text">
      <style:text-properties fo:font-style="normal" style:text-underline-style="solid" style:text-underline-width="auto" style:text-underline-color="font-color" officeooo:rsid="00b118ee" style:font-style-asian="normal" style:font-style-complex="normal"/>
    </style:style>
    <style:style style:name="T134" style:family="text">
      <style:text-properties officeooo:rsid="0018cdea"/>
    </style:style>
    <style:style style:name="T135" style:family="text">
      <style:text-properties officeooo:rsid="00190df0"/>
    </style:style>
    <style:style style:name="T136" style:family="text">
      <style:text-properties officeooo:rsid="001cbc6e"/>
    </style:style>
    <style:style style:name="T137" style:family="text">
      <style:text-properties officeooo:rsid="0022878e"/>
    </style:style>
    <style:style style:name="T138" style:family="text">
      <style:text-properties officeooo:rsid="0025713b"/>
    </style:style>
    <style:style style:name="T139" style:family="text">
      <style:text-properties officeooo:rsid="00280495"/>
    </style:style>
    <style:style style:name="T140" style:family="text">
      <style:text-properties officeooo:rsid="00289aa7"/>
    </style:style>
    <style:style style:name="T141" style:family="text">
      <style:text-properties officeooo:rsid="00295c2e"/>
    </style:style>
    <style:style style:name="T142" style:family="text">
      <style:text-properties officeooo:rsid="00304a04"/>
    </style:style>
    <style:style style:name="T143" style:family="text">
      <style:text-properties officeooo:rsid="003baf82"/>
    </style:style>
    <style:style style:name="T144" style:family="text">
      <style:text-properties officeooo:rsid="003c5055"/>
    </style:style>
    <style:style style:name="T145" style:family="text">
      <style:text-properties officeooo:rsid="003cedc2"/>
    </style:style>
    <style:style style:name="T146" style:family="text">
      <style:text-properties officeooo:rsid="003db748"/>
    </style:style>
    <style:style style:name="T147" style:family="text">
      <style:text-properties officeooo:rsid="00428919"/>
    </style:style>
    <style:style style:name="T148" style:family="text">
      <style:text-properties officeooo:rsid="004626a8"/>
    </style:style>
    <style:style style:name="T149" style:family="text">
      <style:text-properties officeooo:rsid="00540843"/>
    </style:style>
    <style:style style:name="T150" style:family="text">
      <style:text-properties officeooo:rsid="0054dbaa"/>
    </style:style>
    <style:style style:name="T151" style:family="text">
      <style:text-properties officeooo:rsid="00570288"/>
    </style:style>
    <style:style style:name="T152" style:family="text">
      <style:text-properties officeooo:rsid="005989f9"/>
    </style:style>
    <style:style style:name="T153" style:family="text">
      <style:text-properties officeooo:rsid="005aafe8"/>
    </style:style>
    <style:style style:name="T154" style:family="text">
      <style:text-properties officeooo:rsid="005c77d9"/>
    </style:style>
    <style:style style:name="T155" style:family="text">
      <style:text-properties officeooo:rsid="00636fe6"/>
    </style:style>
    <style:style style:name="T156" style:family="text">
      <style:text-properties officeooo:rsid="00653075"/>
    </style:style>
    <style:style style:name="T157" style:family="text">
      <style:text-properties officeooo:rsid="0065725a"/>
    </style:style>
    <style:style style:name="T158" style:family="text">
      <style:text-properties officeooo:rsid="006e6f99"/>
    </style:style>
    <style:style style:name="T159" style:family="text">
      <style:text-properties officeooo:rsid="00800b4a"/>
    </style:style>
    <style:style style:name="T160" style:family="text">
      <style:text-properties officeooo:rsid="008371d9"/>
    </style:style>
    <style:style style:name="T161" style:family="text">
      <style:text-properties officeooo:rsid="00857c25"/>
    </style:style>
    <style:style style:name="T162" style:family="text">
      <style:text-properties officeooo:rsid="009d7573"/>
    </style:style>
    <style:style style:name="T163" style:family="text">
      <style:text-properties officeooo:rsid="00a063b5"/>
    </style:style>
    <style:style style:name="T164" style:family="text">
      <style:text-properties officeooo:rsid="00a486e9"/>
    </style:style>
    <style:style style:name="T165" style:family="text">
      <style:text-properties officeooo:rsid="00a62c04"/>
    </style:style>
    <style:style style:name="T166" style:family="text">
      <style:text-properties officeooo:rsid="00a668d6"/>
    </style:style>
    <style:style style:name="T167" style:family="text">
      <style:text-properties officeooo:rsid="00b62e9b"/>
    </style:style>
    <style:style style:name="T168" style:family="text">
      <style:text-properties officeooo:rsid="00bc0048"/>
    </style:style>
    <style:style style:name="T169" style:family="text">
      <style:text-properties officeooo:rsid="00c125c3"/>
    </style:style>
    <style:style style:name="T170" style:family="text">
      <style:text-properties officeooo:rsid="00c6d5bf"/>
    </style:style>
    <style:style style:name="T171" style:family="text">
      <style:text-properties officeooo:rsid="00c7a4ed"/>
    </style:style>
    <style:style style:name="T172" style:family="text">
      <style:text-properties officeooo:rsid="00c95d90"/>
    </style:style>
    <style:style style:name="T173" style:family="text">
      <style:text-properties officeooo:rsid="00cb5f0c"/>
    </style:style>
    <style:style style:name="T174" style:family="text">
      <style:text-properties officeooo:rsid="00cd0cc4"/>
    </style:style>
    <style:style style:name="T175" style:family="text">
      <style:text-properties officeooo:rsid="00cdb5b8"/>
    </style:style>
    <style:style style:name="T176" style:family="text">
      <style:text-properties officeooo:rsid="00d4d82f"/>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
      <text:p text:style-name="P9"/>
      <text:p text:style-name="P9"/>
      <text:p text:style-name="P9"/>
      <text:p text:style-name="P9"/>
      <text:p text:style-name="P9"/>
      <text:p text:style-name="P9"/>
      <text:p text:style-name="P15"><text:span text:style-name="Book_20_Title"><text:span text:style-name="T46">rdc</text:span></text:span></text:p>
      <text:p text:style-name="Book_20_Subtitle"><text:line-break/><text:span text:style-name="T2">[R]apid <text:s/>[D]evelopment <text:s/>[C]ompiler</text:span></text:p>
      <text:p text:style-name="P9"/>
      <text:p text:style-name="P10">by</text:p>
      <text:p text:style-name="P29">Rick C. Hodgin<text:line-break/><text:line-break/><text:span text:style-name="T1">of</text:span><text:line-break/>Liberty Software Foundation</text:p>
      <text:p text:style-name="P12"/>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Copyright"><text:span text:style-name="T2">Public Benefit License</text:span> <text:span text:style-name="T2">2015</text:span> by <text:span text:style-name="T137">Liberty Software Foundation<text:line-break/><text:line-break/></text:span><text:a xlink:type="simple" xlink:href="http://www.libsf.org/licenses" text:style-name="Internet_20_link" text:visited-style-name="Visited_20_Internet_20_Link"><text:span text:style-name="T137">http://www.libsf.org/licenses</text:span></text:a><text:span text:style-name="T137"><text:line-break/></text:span></text:p>
      <text:p text:style-name="Copyright"><text:span text:style-name="T2">This document is released into the Public Domain … </text:span><text:span text:style-name="T127">with a caveat</text:span><text:span text:style-name="T2">:<text:line-break/></text:span></text:p>
      <text:p text:style-name="P30"><text:span text:style-name="T137">S</text:span>elf-accountability to God that you keep the content</text:p>
      <text:p text:style-name="P30">open so that others will receive from you <text:span text:style-name="T137">in </text:span>the</text:p>
      <text:p text:style-name="P30"><text:span text:style-name="T137">s</text:span>ame <text:span text:style-name="T137">manner </text:span>that you received from us.</text:p>
      <text:p text:style-name="Copyright"><text:line-break/>First Edition: <text:span text:style-name="T52">Oct.13.2015</text:span></text:p>
      <text:p text:style-name="Copyright">Printed in the United States of America</text:p>
      <text:p text:style-name="Copyright">ISBN: <text:s/><text:span text:style-name="T52">No ISBN for This Document</text:span></text:p>
      <text:p text:style-name="Copyright"/>
      <text:p text:style-name="P99"/>
      <text:p text:style-name="Chapter_20_Title"><text:bookmark-start text:name="__RefHeading__21_1056490440"/>Table of Contents<text:bookmark-end text:name="__RefHeading__21_1056490440"/></text:p>
      <text:p text:style-name="P8"/>
      <text:table-of-content text:style-name="Sect1" text:name="Table of Contents1">
        <text:table-of-content-source text:outline-level="4" text:use-outline-level="false"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Chapter_20_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p text:style-name="P115"><text:a xlink:type="simple" xlink:href="#__RefHeading__21_1056490440" text:style-name="Index_20_Link" text:visited-style-name="Index_20_Link">Table of Contents<text:tab/>iii</text:a></text:p>
          <text:p text:style-name="P115"><text:a xlink:type="simple" xlink:href="#__RefHeading___Toc393885066" text:style-name="Index_20_Link" text:visited-style-name="Index_20_Link">Preface<text:tab/>v</text:a></text:p>
          <text:p text:style-name="P117"><text:a xlink:type="simple" xlink:href="#__RefHeading__191_1056490440" text:style-name="Index_20_Link" text:visited-style-name="Index_20_Link">Overall design<text:tab/>v</text:a></text:p>
          <text:p text:style-name="P117"><text:a xlink:type="simple" xlink:href="#__RefHeading__193_1056490440" text:style-name="Index_20_Link" text:visited-style-name="Index_20_Link">Sourcelight<text:tab/>vi</text:a></text:p>
          <text:p text:style-name="P117"><text:a xlink:type="simple" xlink:href="#__RefHeading__195_1056490440" text:style-name="Index_20_Link" text:visited-style-name="Index_20_Link">Front-end<text:tab/>vi</text:a></text:p>
          <text:p text:style-name="P117"><text:a xlink:type="simple" xlink:href="#__RefHeading__197_1056490440" text:style-name="Index_20_Link" text:visited-style-name="Index_20_Link">Compiler<text:tab/>vi</text:a></text:p>
          <text:p text:style-name="P117"><text:a xlink:type="simple" xlink:href="#__RefHeading__727_1056490440" text:style-name="Index_20_Link" text:visited-style-name="Index_20_Link">Generator<text:tab/>vi</text:a></text:p>
          <text:p text:style-name="P117"><text:a xlink:type="simple" xlink:href="#__RefHeading__201_1056490440" text:style-name="Index_20_Link" text:visited-style-name="Index_20_Link">assembler<text:tab/>vii</text:a></text:p>
          <text:p text:style-name="P117"><text:a xlink:type="simple" xlink:href="#__RefHeading__729_1056490440" text:style-name="Index_20_Link" text:visited-style-name="Index_20_Link">Linker<text:tab/>vii</text:a></text:p>
          <text:p text:style-name="P117"><text:a xlink:type="simple" xlink:href="#__RefHeading__205_1056490440" text:style-name="Index_20_Link" text:visited-style-name="Index_20_Link">LiveCode<text:tab/>viii</text:a></text:p>
          <text:p text:style-name="P115"><text:a xlink:type="simple" xlink:href="#__RefHeading___Toc393885067" text:style-name="Index_20_Link" text:visited-style-name="Index_20_Link">Philosophy<text:tab/>xi</text:a></text:p>
          <text:p text:style-name="P115"><text:a xlink:type="simple" xlink:href="#__RefHeading___Toc393885068" text:style-name="Index_20_Link" text:visited-style-name="Index_20_Link">CAlive<text:tab/>1</text:a></text:p>
          <text:p text:style-name="P117"><text:a xlink:type="simple" xlink:href="#__RefHeading___Toc393885069" text:style-name="Index_20_Link" text:visited-style-name="Index_20_Link">CAlive<text:tab/>1</text:a></text:p>
          <text:p text:style-name="P117"><text:a xlink:type="simple" xlink:href="#__RefHeading__2654_343834233" text:style-name="Index_20_Link" text:visited-style-name="Index_20_Link">Grouping<text:tab/>2</text:a></text:p>
          <text:p text:style-name="P117"><text:a xlink:type="simple" xlink:href="#__RefHeading__2656_343834233" text:style-name="Index_20_Link" text:visited-style-name="Index_20_Link">Engage, Unengage, and Binary<text:tab/>2</text:a></text:p>
          <text:p text:style-name="P117"><text:a xlink:type="simple" xlink:href="#__RefHeading__2658_343834233" text:style-name="Index_20_Link" text:visited-style-name="Index_20_Link">LiveCode<text:tab/>3</text:a></text:p>
          <text:p text:style-name="P117"><text:a xlink:type="simple" xlink:href="#__RefHeading__2660_343834233" text:style-name="Index_20_Link" text:visited-style-name="Index_20_Link">Inquiry<text:tab/>3</text:a></text:p>
          <text:p text:style-name="P117"><text:a xlink:type="simple" xlink:href="#__RefHeading__2662_343834233" text:style-name="Index_20_Link" text:visited-style-name="Index_20_Link">FUNDAMENTAL DATA TYPES<text:tab/>3</text:a></text:p>
          <text:p text:style-name="P116"><text:a xlink:type="simple" xlink:href="#__RefHeading__2664_343834233" text:style-name="Index_20_Link" text:visited-style-name="Index_20_Link">EndianNESS<text:tab/>4</text:a></text:p>
          <text:p text:style-name="P116"><text:a xlink:type="simple" xlink:href="#__RefHeading__2666_343834233" text:style-name="Index_20_Link" text:visited-style-name="Index_20_Link">NEW TYPES<text:tab/>4</text:a></text:p>
          <text:p text:style-name="P118"><text:a xlink:type="simple" xlink:href="#__RefHeading__2668_343834233" text:style-name="Index_20_Link" text:visited-style-name="Index_20_Link">Auto-SIZING<text:tab/>5</text:a></text:p>
          <text:p text:style-name="P118"><text:a xlink:type="simple" xlink:href="#__RefHeading__2670_343834233" text:style-name="Index_20_Link" text:visited-style-name="Index_20_Link">Built-in Extensions<text:tab/>5</text:a></text:p>
          <text:p text:style-name="P117"><text:a xlink:type="simple" xlink:href="#__RefHeading__2672_343834233" text:style-name="Index_20_Link" text:visited-style-name="Index_20_Link">structs<text:tab/>6</text:a></text:p>
          <text:p text:style-name="P117"><text:a xlink:type="simple" xlink:href="#__RefHeading__2674_343834233" text:style-name="Index_20_Link" text:visited-style-name="Index_20_Link">classes<text:tab/>6</text:a></text:p>
          <text:p text:style-name="P117"><text:a xlink:type="simple" xlink:href="#__RefHeading__2676_343834233" text:style-name="Index_20_Link" text:visited-style-name="Index_20_Link">Auto-Resolve<text:tab/>8</text:a></text:p>
          <text:p text:style-name="P117"><text:a xlink:type="simple" xlink:href="#__RefHeading__2678_343834233" text:style-name="Index_20_Link" text:visited-style-name="Index_20_Link">Process Control<text:tab/>9</text:a></text:p>
          <text:p text:style-name="P117"><text:a xlink:type="simple" xlink:href="#__RefHeading__2680_343834233" text:style-name="Index_20_Link" text:visited-style-name="Index_20_Link">thread control<text:tab/>9</text:a></text:p>
        </text:index-body>
      </text:table-of-content>
      <text:p text:style-name="P31"/>
      <text:p text:style-name="P13"/>
      <text:p text:style-name="P13"/>
      <text:p text:style-name="P32"><text:bookmark-start text:name="__RefHeading___Toc393885066"/>Preface<text:bookmark-end text:name="__RefHeading___Toc393885066"/></text:p>
      <text:p text:style-name="P35">RDC is a compiler architecture designed to be extensible beyond a single programming language. <text:s/>While RDC itself is a <text:span text:style-name="T21">compiler</text:span>, it also <text:span text:style-name="T142">defines and incorporates </text:span>a <text:span text:style-name="T21">new C-like programming language </text:span><text:span text:style-name="T24">(called </text:span><text:span text:style-name="T28">C</text:span><text:span text:style-name="T25">Alive</text:span><text:span text:style-name="T24">)</text:span><text:span text:style-name="T106">. <text:s/>This language </text:span>provides support for the <text:span text:style-name="T58">basic </text:span>class, <text:span text:style-name="T142">exception handling,</text:span> <text:span text:style-name="T57">as well as </text:span>several <text:span text:style-name="T58">other </text:span>new features.</text:p>
      <text:p text:style-name="P35">This <text:span text:style-name="T58">dual nature of RDC's introduction </text:span>may result in some confusion <text:span text:style-name="T57">at first</text:span>, however, it can be thought of this way:</text:p>
      <text:p text:style-name="P51"><text:span text:style-name="T3">RDC is the </text:span><text:span text:style-name="T5">name of the</text:span><text:span text:style-name="T3"> </text:span><text:span text:style-name="T21">compiler architecture</text:span><text:span text:style-name="T3"> created </text:span><text:span text:style-name="T4">to be LibSF's flagship </text:span><text:span text:style-name="T8">workhorse </text:span><text:span text:style-name="T4">compiler. <text:s/>It was written </text:span><text:span text:style-name="T3">for the inaugural programming language it supports, </text:span><text:span text:style-name="T34">called </text:span><text:span text:style-name="T29">C</text:span><text:span text:style-name="T26">Alive</text:span><text:span text:style-name="T34">, </text:span><text:span text:style-name="T36">but </text:span><text:span text:style-name="T37">it </text:span><text:span text:style-name="T36">also provides </text:span><text:span text:style-name="T35">support for </text:span><text:span text:style-name="T22">VXB</text:span><text:span text:style-name="T35"> (Visual FreePro, Jr.'s xbase programming language), and </text:span><text:span text:style-name="T22">LASM</text:span><text:span text:style-name="T35"> (LibSF's assembler).</text:span></text:p>
      <text:p text:style-name="P51"><text:span text:style-name="T22">Syntax support</text:span><text:span text:style-name="T35"> for C90 and C99 is also provided, though in </text:span><text:span text:style-name="T36">a few </text:span><text:span text:style-name="T35">cases the </text:span><text:span text:style-name="T36">C-</text:span><text:span text:style-name="T35">functionality </text:span><text:span text:style-name="T36">present in </text:span><text:span text:style-name="T35">C90 or C99 is replaced with RDC behavior. <text:s/></text:span><text:span text:style-name="T36">This behavior will be changed in future versions.</text:span></text:p>
      <text:h text:style-name="P81" text:outline-level="1"><text:bookmark-start text:name="__RefHeading__191_1056490440"/>Overall design<text:bookmark-end text:name="__RefHeading__191_1056490440"/></text:h>
      <text:p text:style-name="P36">The RDC compiler design is comprised of <text:span text:style-name="T59">multiple sub-components. <text:s/>Each component is designed to allow for multi-language support within a single common framework</text:span>:</text:p>
      <text:list xml:id="list114454540355012709" text:style-name="L1">
        <text:list-item>
          <text:p text:style-name="P106"><text:span text:style-name="T48">Source</text:span><text:span text:style-name="T49">L</text:span><text:span text:style-name="T48">ight</text:span><text:span text:style-name="T59"><text:tab/>– <text:s/></text:span><text:span text:style-name="T6">An external database for language syntax design</text:span></text:p>
        </text:list-item>
        <text:list-item>
          <text:p text:style-name="P107"><text:span text:style-name="T47">Front-end</text:span><text:tab/>– <text:s/><text:span text:style-name="T6">Translating text into high level operations</text:span></text:p>
        </text:list-item>
        <text:list-item>
          <text:p text:style-name="P108"><text:span text:style-name="T47">Compiler</text:span><text:tab/>– <text:s/><text:span text:style-name="T3">Translating high level operations into steps</text:span></text:p>
        </text:list-item>
        <text:list-item>
          <text:p text:style-name="P108"><text:span text:style-name="T47">Generator</text:span><text:tab/>– <text:s/><text:span text:style-name="T3">Translating steps into assembly code</text:span></text:p>
        </text:list-item>
        <text:list-item>
          <text:p text:style-name="P108"><text:span text:style-name="T47">Assembler</text:span><text:tab/>– <text:s/><text:span text:style-name="T3">Translating assembly code into binary code</text:span></text:p>
        </text:list-item>
        <text:list-item>
          <text:p text:style-name="P108"><text:span text:style-name="T47">Linker</text:span><text:tab/>– <text:s/><text:span text:style-name="T3">Translating binary code into OS executables</text:span></text:p>
        </text:list-item>
        <text:list-item>
          <text:p text:style-name="P109">LiveCode<text:span text:style-name="T54"><text:tab/>– <text:s/></text:span><text:span text:style-name="T34">Allows on-the-fly edits during runtime</text:span></text:p>
          <text:p text:style-name="P110"/>
        </text:list-item>
      </text:list>
      <text:h text:style-name="P82" text:outline-level="1"><text:soft-page-break/></text:h>
      <text:h text:style-name="P82" text:outline-level="1"><text:bookmark-start text:name="__RefHeading__193_1056490440"/>Sourcelight<text:bookmark-end text:name="__RefHeading__193_1056490440"/></text:h>
      <text:p text:style-name="P16">RDC provides a host of common tools to <text:span text:style-name="T60">make adding new compiler extensions notably easier. <text:s/>One of these is called </text:span><text:span text:style-name="T23">SourceLight</text:span><text:span text:style-name="T60">.</text:span></text:p>
      <text:p text:style-name="P17">SourceLight is a two-part system, the first of which allows command, function, and flow definitions to created in database form via a GUI, to which its own <text:span text:style-name="T3">SourceLight compiler</text:span> will generate (1) source code suitable for use in the compiler<text:span text:style-name="T61">'s</text:span> <text:span text:style-name="T55">f</text:span><text:span text:style-name="T54">ront-end </text:span><text:span text:style-name="T55">module</text:span>, and (2) a database suitable for allowing SourceLight-aware editor<text:span text:style-name="T61">s</text:span> to provide syntax assist features <text:span text:style-name="T62">to developers while </text:span>editing source code.</text:p>
      <text:h text:style-name="P83" text:outline-level="1"><text:bookmark-start text:name="__RefHeading__195_1056490440"/>Front-end<text:bookmark-end text:name="__RefHeading__195_1056490440"/></text:h>
      <text:p text:style-name="P18">The front-end <text:span text:style-name="T63">is a tool which takes raw source file inputs, parses them out through stages to generate an internal structure used by the compiler module. <text:s/>It is largely custom as every programming language is different, however, the translation between raw source code and a form suitable for processing in the compiler module mandates that the RDC compiler be extremely flexible and have the fundamental abilities seen in nearly all programming languages in one. <text:s/>This is one of RDC's greatest assets.</text:span></text:p>
      <text:h text:style-name="P84" text:outline-level="1"><text:bookmark-start text:name="__RefHeading__197_1056490440"/>Compiler<text:bookmark-end text:name="__RefHeading__197_1056490440"/></text:h>
      <text:p text:style-name="P19">The compiler module receives a pre-defined structure and begins looking at the actual high level steps involved, translating them into a sequence of fundamental steps to carry out the workload. <text:s/>Various optimizations can be applied at this stage, however the purpose of the RDC is that it is a <text:span text:style-name="T44">rapid</text:span> development compiler, so less attention is paid to optimization, and more attention is paid to allowing the developer rapid turn-around times in source code development, debugging, and maintenance. <text:s/>However, over time it is likely that the optimizations available to RDC's compiler module will be robust and extensible.</text:p>
      <text:h text:style-name="P85" text:outline-level="1"><text:bookmark-start text:name="__RefHeading__727_1056490440"/>Generator<text:bookmark-end text:name="__RefHeading__727_1056490440"/></text:h>
      <text:p text:style-name="P20">The generator module is specific to a particular IS<text:span text:style-name="T134">A</text:span>. <text:s/>Support is currently provided for three ISA's by internal design, though the order of support actually provided will be in the following progression: <text:s/><text:span text:style-name="T3">32-bit x86, 32-bit ARM, 64-bit x86, 64-bit ARM, li386-x40.</text:span></text:p>
      <text:p text:style-name="P20"><text:soft-page-break/><text:span text:style-name="T64">The generator's only job is to generate assembly source code based on the individual steps determined in the compiler module. <text:s/>This is nearly a 1:1 translation between steps and assembly operations, however, there are some optimizations which may also take place at this level, </text:span><text:span text:style-name="T65">along with tags indicating to the assembler which ISA or ISAs is/are being targeted, as RDC can generate output to multiple ISAs </text:span><text:span text:style-name="T66">in a single compile</text:span><text:span text:style-name="T64">.</text:span></text:p>
      <text:p text:style-name="P24">All assembly source code created by the generator module is position independent and can be migrated to any location in memory.</text:p>
      <text:p text:style-name="P57"/>
      <text:p text:style-name="P27">Note:<text:tab/>The generator module physically writes out <text:span text:style-name="T135">annotated </text:span>assembly source code, <text:span text:style-name="T135">and </text:span>not binary code. <text:s/>This allows its text-based output to be passed to other tools which can analyze or <text:span text:style-name="T135">alter</text:span> the resulting source code before it goes into the assembler module.</text:p>
      <text:p text:style-name="P26">Note:<text:tab/>This <text:span text:style-name="T135">multi-stage source code level </text:span>was done to allow LiveCode to track program flow from original source code <text:span text:style-name="T135">and its </text:span>high-level operations, down to <text:span text:style-name="T135">the corresponding </text:span>assembly source code, and finally down <text:span text:style-name="T135">in</text:span>to raw binary <text:span text:style-name="T135">code</text:span>. <text:s/>This allows debugging <text:span text:style-name="T135">to occur </text:span>at any of those levels, as well as LiveCode fixups <text:span text:style-name="T135">to be performed </text:span>at any of those levels.</text:p>
      <text:p text:style-name="P20"/>
      <text:h text:style-name="P86" text:outline-level="1"><text:bookmark-start text:name="__RefHeading__201_1056490440"/>assembler<text:bookmark-end text:name="__RefHeading__201_1056490440"/></text:h>
      <text:p text:style-name="P22">The assembler <text:span text:style-name="T135">module translates assembly source code into a binary object file suitable for linking. <text:s/>The generator stage automatically provides </text:span><text:span text:style-name="T50">(|</text:span><text:span text:style-name="T53">cask</text:span><text:span text:style-name="T50">|)</text:span><text:span text:style-name="T135"> markups which carry through into the output program database allowing for correlation of every high-level operation in source code to a visualizable location at the assembly level, providing for full horizontal debugging abilities.</text:span></text:p>
      <text:p text:style-name="P22"/>
      <text:h text:style-name="Heading_20_1" text:outline-level="1"><text:bookmark-start text:name="__RefHeading__729_1056490440"/>Linker<text:bookmark-end text:name="__RefHeading__729_1056490440"/></text:h>
      <text:p text:style-name="P20">The linker <text:span text:style-name="T136">takes one or more binary object files generated by the assembler module and creates an executable targeted at the specified operating system. <text:s/>The linker is capable of creating multiple executables targeted at different operating systems from the same </text:span><text:soft-page-break/><text:span text:style-name="T136">binary object file, as all required fixup code specific to the OS is explicitly injected by the linker.</text:span></text:p>
      <text:p text:style-name="P20"/>
      <text:h text:style-name="P86" text:outline-level="1"><text:bookmark-start text:name="__RefHeading__205_1056490440"/>LiveCode<text:bookmark-end text:name="__RefHeading__205_1056490440"/></text:h>
      <text:p text:style-name="P21">LiveCode <text:span text:style-name="T136">is the name of the application binary interface RDC employs. <text:s/>It was created by LibSF and was designed to allow for rapid changes to a binary image running in active memory, with support for every variable to be updated, every structure, everything, on-the-fly while running the program.</text:span></text:p>
      <text:p text:style-name="P23">LiveCode uses a BXML file (Binary XML) to hold the various modules which are present (depending on compiler settings):</text:p>
      <text:list xml:id="list5275209351849093805" text:style-name="L2">
        <text:list-item>
          <text:p text:style-name="P80">Full original source code, or links to disk-based source code</text:p>
        </text:list-item>
        <text:list-item>
          <text:p text:style-name="P80">Generated assembler source code</text:p>
        </text:list-item>
        <text:list-item>
          <text:p text:style-name="P80">Machine code</text:p>
        </text:list-item>
        <text:list-item>
          <text:p text:style-name="P80">Compiler settings and environment</text:p>
        </text:list-item>
        <text:list-item>
          <text:p text:style-name="P80">Debugger settings and environment</text:p>
        </text:list-item>
        <text:list-item>
          <text:p text:style-name="P80">Meta data<text:line-break/></text:p>
        </text:list-item>
      </text:list>
      <text:p text:style-name="P23">LiveCode executables introduce a new ability: <text:s/>namely the ability to run errant code. <text:s/>If a source code line is malformed, it will not prevent a binary from being generated which will run. <text:s/>However, upon execution of the errant code the compiler will have inserted a feature which will trap to the debugger or operating system indicating the program has entered an <text:span text:style-name="T21">Inquiry</text:span><text:span text:style-name="T104">.</text:span></text:p>
      <text:p text:style-name="P25"/>
      <text:p text:style-name="P28"><text:span text:style-name="T56">Note:<text:tab/></text:span><text:span text:style-name="T54">An Inquiry is a state where the program suspends to the debugger allowing the source code or runtime environment to be corrected so the program can continue. <text:s/>Everything about RDC (the [R]apid [D]evelopment [C]ompiler) is targeted at writing code faster, and being more productive during debugging and maintenance.</text:span></text:p>
      <text:p text:style-name="P14"/>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37">This page intentionally left blank</text:p>
      <text:p text:style-name="P14"/>
      <text:p text:style-name="Paragraph"/>
      <text:p text:style-name="Paragraph"/>
      <text:p text:style-name="Paragraph"/>
      <text:p text:style-name="Paragraph"/>
      <text:p text:style-name="Paragraph"/>
      <text:p text:style-name="Paragraph"/>
      <text:p text:style-name="Paragraph"/>
      <text:p text:style-name="Paragraph"/>
      <text:p text:style-name="P37"/>
      <text:p text:style-name="P37"/>
      <text:p text:style-name="P37"/>
      <text:p text:style-name="P37"/>
      <text:p text:style-name="P37"/>
      <text:p text:style-name="P37"/>
      <text:p text:style-name="P37"/>
      <text:p text:style-name="P37"/>
      <text:p text:style-name="P37"/>
      <text:p text:style-name="P37"/>
      <text:p text:style-name="P37">This page intentionally left blank</text:p>
      <text:p text:style-name="P14"/>
      <text:p text:style-name="P33"><text:bookmark-start text:name="__RefHeading___Toc393885067"/>Philosophy<text:bookmark-end text:name="__RefHeading___Toc393885067"/></text:p>
      <text:p text:style-name="Paragraph"><text:span text:style-name="T138">The Liberty Software Foundation's fundamental philosophy is derived from the relationship each of us shares here on this planet at comparable citizens, placed here by the wisdom and guidance of Jesus Christ</text:span>.</text:p>
      <text:p text:style-name="P39">He had a plan for us as a community of fellows in service to Him, and therefore to each other. <text:s/>As such, the Liberty Sofware Foundation's philosophy is summed up generally by this brief saying:</text:p>
      <text:p text:style-name="P39"/>
      <text:p text:style-name="P53">In God's sight we've come together...</text:p>
      <text:p text:style-name="P54">We've come together to help each other...</text:p>
      <text:p text:style-name="P54">Let's grow this project up … together!</text:p>
      <text:p text:style-name="P54">In service and Love to the Lord, forever!</text:p>
      <text:p text:style-name="P39"/>
      <text:p text:style-name="P55"/>
      <text:p text:style-name="P38">At all points in <text:span text:style-name="T139">creation</text:span>, Jesus <text:span text:style-name="T139">orchestrated a magnificent </text:span>harmony <text:span text:style-name="T139">inspiring </text:span>awe and wonder. <text:s/><text:span text:style-name="T139">If we look to the Heavens, into mathematics, physics, and the variety and diversity of life here on this planet … it pushes our minds to their limits, and yet we still don't and cannot comprehend the vastness of it all.</text:span></text:p>
      <text:p text:style-name="P39">Every sign <text:span text:style-name="T140">that </text:span>we have been given demonstrates <text:span text:style-name="T140">with full clarity </text:span>that we are part of a community of man. <text:s/><text:span text:style-name="T140">Our lives are integral pieces in the lives of those around us. <text:s/>None of us are here by accident. <text:s/>And none of us are here without purpose.</text:span></text:p>
      <text:p text:style-name="P40">Those of us who author content for the Liberty Software Foundation recognize and acknowledge that it was God who first gave us any and every unique and special ability and talent we possess, the opportunities we've had for schooling and for learning, <text:span text:style-name="T141">and everything else associated with our arrival in our vocation and position in this world.</text:span></text:p>
      <text:p text:style-name="P41"><text:soft-page-break/>Without God's guiding hand at all points, we would not be where we are today. <text:s/>And those of us at Liberty Software Foundation bring this realization front and center and desire to give back unto God the fullest fruits of that which He first gave us: <text:s/><text:span text:style-name="T3">everything.</text:span></text:p>
      <text:p text:style-name="P41">The Liberty Software Foundation content is all released into the Public Domain with a single caveat: <text:s/><text:span text:style-name="T3">that each person receiving it employ self-accountability unto God that the content will remain open.</text:span><text:span text:style-name="T64"> <text:s/>This is, after all, the model God gave mankind with regards to the Earth and everything in it. <text:s/>It was His intention that we receive His gift with gladness, and His guidance for using that gift with gladness, and then employ the gift He gave us to its fullest capacity as per His correct and desirable guidance and instruction. <text:s/>However, God is not the only entity at work in our lives. <text:s/>A prideful and arrogant enemy of God arose approaching man, tempting him to seek guidance apart from God, and when this was accomplished, the world we see around us today was manifested.</text:span></text:p>
      <text:p text:style-name="P47">-----</text:p>
      <text:p text:style-name="P42"><text:span text:style-name="T64">The ways of this world are not the way this world was intended to be. <text:s/>It is the way it is because people stopped listening to God, and instead followed after the enemy of God through his temptations </text:span><text:span text:style-name="T67">of </text:span><text:span text:style-name="T64">sin. <text:s/></text:span><text:span text:style-name="T67">Our bodies are in a fallen state, and we are spiritually dead, unable to discern matters of the spirit, yet we remain three-component beings: <text:s/></text:span><text:span text:style-name="T7">soul, spirit, body.</text:span></text:p>
      <text:p text:style-name="P48">And in this world it is only through the redemptive blood of Jesus Christ that any of us can come to faith, come to Jesus Christ, ask forgiveness for our sins, have those sins taken away from us bringing us again into a right standing with God, that we are then alive again spiritually, then able to discern and comprehend the things of God. <text:s/>And for those of us at the Liberty Software Foundation who have come to Jesus Christ and received the new birth, our attentions are now focued back on that which God would've had us do from the beginning had we not fallen into temptation, and sin.</text:p>
      <text:p text:style-name="P43"><text:span text:style-name="T64">The Liberty Software Foundation employs a larger philosophy in everything that we do </text:span><text:span text:style-name="T68">than that which would apply to </text:span><text:span text:style-name="T69">the mere authoring of </text:span><text:span text:style-name="T68">digital content</text:span><text:span text:style-name="T64">. <text:s/></text:span><text:span text:style-name="T69">That philosophy ties back to what </text:span><text:span text:style-name="T64">is called the </text:span><text:span text:style-name="T21">Village Freedom Project</text:span><text:span text:style-name="T104">, and </text:span><text:span text:style-name="T105">it </text:span><text:span text:style-name="T104">is part of a philosophy whereby this very type of </text:span><text:span text:style-name="T105">assertive and affirmative </text:span><text:span text:style-name="T104">actio</text:span><text:span text:style-name="T105">n for God, purposed upon Him with the fullness of our lives, is given in all areas of our lives.</text:span></text:p>
      <text:p text:style-name="P44"><text:soft-page-break/></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9">This page intentionally left blank</text:p>
      <text:p text:style-name="P100">Chapter 1</text:p>
      <text:p text:style-name="P34"><text:bookmark-start text:name="__RefHeading___Toc393885068"/><text:span text:style-name="T145">CAl</text:span>iv<text:span text:style-name="T145">e</text:span><text:bookmark-end text:name="__RefHeading___Toc393885068"/></text:p>
      <text:h text:style-name="P87" text:outline-level="1"><text:bookmark-start text:name="__RefHeading___Toc393885069"/>CAlive<text:bookmark-end text:name="__RefHeading___Toc393885069"/></text:h>
      <text:p text:style-name="P45"><text:span text:style-name="T38">CA</text:span><text:span text:style-name="T37">live</text:span><text:span text:style-name="T143"> </text:span>is <text:span text:style-name="T146">designed to be </text:span>an extended C-<text:span text:style-name="T146">like</text:span> programming language, <text:span text:style-name="T146">one</text:span> which adds the class, exception handling, and a few new features <text:span text:style-name="T143">not found in C or C++</text:span>.</text:p>
      <text:p text:style-name="P46"><text:span text:style-name="T143">It was given the name </text:span><text:span text:style-name="T8">CAlive</text:span><text:span text:style-name="T143"> because it was designed to </text:span><text:span text:style-name="T107">bring new life to our old stand-by </text:span><text:span text:style-name="T109">workhorse C. <text:s/></text:span><text:span text:style-name="T108">It is pronounced as </text:span><text:span text:style-name="T130">“</text:span><text:span text:style-name="T27">sea alive,”</text:span><text:span text:style-name="T108"> or simply by the letters </text:span><text:span text:style-name="T27">CA</text:span><text:span text:style-name="T108"> for short.</text:span></text:p>
      <text:p text:style-name="P56"/>
      <text:p text:style-name="P112"><text:span text:style-name="T109">From the </text:span><text:span text:style-name="T39">C perspective</text:span><text:span text:style-name="T109">:<text:tab/></text:span><text:span text:style-name="T110">I</text:span><text:span text:style-name="T109">t brings </text:span><text:span text:style-name="T107">some notably absent features </text:span><text:span text:style-name="T109">to the </text:span><text:span text:style-name="T110">language</text:span><text:span text:style-name="T109">, </text:span><text:span text:style-name="T110">jump starting it with simple implementations of well-proven features in wide use over the many years</text:span><text:span text:style-name="T107">.</text:span></text:p>
      <text:p text:style-name="P113"><text:span text:style-name="T109">From the </text:span><text:span text:style-name="T39">C++ perspective:</text:span><text:span text:style-name="T109"><text:tab/></text:span><text:span text:style-name="T110">I</text:span><text:span text:style-name="T109">t </text:span><text:span text:style-name="T107">distill</text:span><text:span text:style-name="T109">s</text:span><text:span text:style-name="T107"> </text:span><text:span text:style-name="T110">some of its </text:span><text:span text:style-name="T107">best features </text:span><text:span text:style-name="T110">down into a few additions</text:span><text:span text:style-name="T107">, </text:span><text:span text:style-name="T110">jettisoning </text:span><text:span text:style-name="T107">the rest </text:span><text:span text:style-name="T109">in favor of source code simplicity, </text:span><text:span text:style-name="T110">eyesight, sanity, </text:span><text:span text:style-name="T109">and ease of maintenance</text:span><text:span text:style-name="T107">.</text:span></text:p>
      <text:p text:style-name="P50"/>
      <text:p text:style-name="P114"><text:span text:style-name="T51">Bottom line:</text:span><text:span text:style-name="T144"><text:tab/>CAlive adds what C should've added in C99.</text:span></text:p>
      <text:p text:style-name="P52"/>
      <text:p text:style-name="P111"><text:span text:style-name="T147">I</text:span>f you <text:span text:style-name="T144">already </text:span>know <text:span text:style-name="T144">C or C++ </text:span>syntax, then you already know 9<text:span text:style-name="T148">8</text:span>% of everything you'll need to know to program in <text:span text:style-name="T145">CAlive straight out of the gate. <text:s/>In fact, you don't need to </text:span><text:soft-page-break/><text:span text:style-name="T145">use any of the new features at all. <text:s/>And although there are some features of C/C++ which are not directly supported in CAlive, the majority of CAlive's new features are syntax changes designed to make source code easier to read, and maintain.</text:span></text:p>
      <text:h text:style-name="P95" text:outline-level="1"><text:bookmark-start text:name="__RefHeading__2654_343834233"/>Grouping<text:bookmark-end text:name="__RefHeading__2654_343834233"/></text:h>
      <text:p text:style-name="P78">CAlive introduces visual grouping cues which are interpreted as either whitespaces or comments. <text:s/><text:span text:style-name="T168">T</text:span>wo leading <text:span text:style-name="T168">pipe signs </text:span>on a source code line <text:span text:style-name="T168">are interpreted as a whitespace. <text:s/>Three or more leading pipe signs on a source code line are interpreted as a line comment. <text:s/>The cues are used for both visual reasons, and to allow a new debugger single-step operation called “single step group.”</text:span></text:p>
      <text:p text:style-name="P79">Example:</text:p>
      <text:p text:style-name="P128">01: <text:s/>||||||||||<text:line-break/>02: <text:s/>||| Print five<text:line-break/>03: <text:s/>||<text:line-break/>04: <text:s/>|| int i;<text:line-break/>05: <text:s/>|| i = 5;<text:line-break/>06: <text:s/>|| printf(“%d\n”, i);<text:line-break/>07: <text:s/>||<text:line-break/>08: <text:s/>||||||</text:p>
      <text:p text:style-name="P105">In this example, lines 01, 02, and 08 are interpreted as line comments. <text:s/>Lines 03 to 07 are all interpreted as whitespaces.</text:p>
      <text:h text:style-name="P90" text:outline-level="1"><text:bookmark-start text:name="__RefHeading__2656_343834233"/>Engage, Unengage, <text:span text:style-name="T156">and Binary</text:span><text:bookmark-end text:name="__RefHeading__2656_343834233"/></text:h>
      <text:p text:style-name="P67">Growing up <text:span text:style-name="T157">around computers and using </text:span>existing terminology, the <text:span text:style-name="T157">words </text:span>“execute,” “terminate,” and “executable” have all become standard for running a program, stopping a program, and the program being run. <text:s/>However, if you consider the nature of those terms <text:span text:style-name="T157">(</text:span><text:span text:style-name="T3">execute</text:span><text:span text:style-name="T64">, and </text:span><text:span text:style-name="T3">terminate</text:span><text:span text:style-name="T75">)</text:span><text:span text:style-name="T64"> … well, </text:span><text:span text:style-name="T75">to be honest</text:span><text:span text:style-name="T64">, it</text:span><text:span text:style-name="T75">'s </text:span><text:span text:style-name="T64">rather brutal!</text:span></text:p>
      <text:p text:style-name="P67"><text:span text:style-name="T64">LibSF </text:span><text:span text:style-name="T76">will instead </text:span><text:span text:style-name="T64">use the terms </text:span><text:span text:style-name="T45">engage</text:span><text:span text:style-name="T64"> and </text:span><text:span text:style-name="T45">unengage</text:span><text:span text:style-name="T64"> to describe starting something, and stopping it. <text:s/></text:span><text:span text:style-name="T76">You </text:span><text:span text:style-name="T64">can “run a program” or “engage a program,” but you cannot “execute a program.” <text:s/>Similarly, you can “stop a program” or “unengage a program,” but you cannot “terminate a program.”</text:span></text:p>
      <text:p text:style-name="P68"><text:soft-page-break/><text:span text:style-name="T64">In addition, all compiled software will be referred to as a </text:span><text:span text:style-name="T21">binary</text:span><text:span text:style-name="T104"> rather than an executable. <text:s/>And on an </text:span><text:span text:style-name="T34">Exodus</text:span><text:span text:style-name="T104"> class operating system, all programs which run natively will have the .bin file extension.</text:span></text:p>
      <text:h text:style-name="P89" text:outline-level="1"><text:bookmark-start text:name="__RefHeading__2658_343834233"/>LiveCode<text:bookmark-end text:name="__RefHeading__2658_343834233"/></text:h>
      <text:p text:style-name="P65">CAlive uses a new application binary interface (ABI) called LiveCode. <text:s/>LiveCode is an edit-and-continue or fix-and-continue ABI. <text:s/>As such, it allows changes to be made to all code and data at all times <text:span text:style-name="T155">(during development, but also during runtime)</text:span>.</text:p>
      <text:h text:style-name="P96" text:outline-level="1"><text:bookmark-start text:name="__RefHeading__2660_343834233"/>Inquiry<text:bookmark-end text:name="__RefHeading__2660_343834233"/></text:h>
      <text:p text:style-name="P66">Because <text:span text:style-name="T175">LiveCode </text:span>exists, <text:span text:style-name="T175">things like program bugs, </text:span>errors, <text:span text:style-name="T155">or incomplete source code,</text:span> <text:span text:style-name="T175">will </text:span>not typically result in a <text:span text:style-name="T175">program </text:span>crash, but rather <text:span text:style-name="T175">will now generate </text:span>something called an <text:span text:style-name="T21">inquiry</text:span><text:span text:style-name="T64">.</text:span></text:p>
      <text:p text:style-name="P66"><text:span text:style-name="T103">An </text:span><text:span text:style-name="T18">in</text:span><text:span text:style-name="T12">quir</text:span><text:span text:style-name="T18">y</text:span><text:span text:style-name="T74"> </text:span><text:span text:style-name="T103">is </text:span><text:span text:style-name="T64">encountered during runtime </text:span><text:span text:style-name="T74">when something unexpected was reached. <text:s/>This will cause the OS to connect </text:span><text:span text:style-name="T64">a debugger instance </text:span><text:span text:style-name="T74">to the </text:span><text:span text:style-name="T64">if one is available. <text:s/>If not, it will trap to a particular named function which allows determinable action including the command </text:span><text:span text:style-name="T3">“inquiry;”</text:span><text:span text:style-name="T64"> (which will notify the OS and suspend execution until a debugger instance can be connected to resolve the </text:span><text:span text:style-name="T3">inquiry</text:span><text:span text:style-name="T64"> state).</text:span></text:p>
      <text:h text:style-name="P88" text:outline-level="1"><text:bookmark-start text:name="__RefHeading__2662_343834233"/>FUNDAMENTAL DATA TYPES<text:bookmark-end text:name="__RefHeading__2662_343834233"/></text:h>
      <text:p text:style-name="P60">CAlive supports standard C and C++ fundamental data types, including:</text:p>
      <text:p text:style-name="P119">bool <text:s text:c="11"/>-- 8-bit boolean<text:line-break/>char <text:s text:c="11"/>-- 8-bit signed<text:line-break/>unsigned char <text:s text:c="2"/>-- 8-bit unsigned<text:line-break/>short <text:s text:c="10"/>-- 16-bit signed<text:line-break/>unsigned short <text:s/>-- 16-bit unsigned<text:line-break/>int <text:s text:c="12"/>-- 32-bit signed<text:line-break/>unsigned int <text:s text:c="3"/>-- 32-bit unsigned<text:line-break/>long <text:s text:c="11"/>-- 64-bit signed<text:line-break/>unsigned long <text:s text:c="2"/>-- 64-bit unsigned<text:line-break/><text:line-break/>float <text:s text:c="10"/>-- 32-bit floating point IEEE-754<text:line-break/>double <text:s text:c="9"/>-- 64-bit floating point IEEE-754<text:line-break/>long double <text:s text:c="4"/>-- 80-bit floating point IEEE-754</text:p>
      <text:p text:style-name="P62"><text:soft-page-break/>CAlive supports <text:span text:style-name="T152">standard </text:span>variable-level overrides including <text:span text:style-name="T3">volatile </text:span><text:span text:style-name="T19">(aka </text:span><text:span text:style-name="T15">live </text:span><text:span text:style-name="T19">in CAlive)</text:span><text:span text:style-name="T3">,</text:span> <text:span text:style-name="T3">const</text:span><text:span text:style-name="T64">, </text:span><text:span text:style-name="T14">extern</text:span><text:span text:style-name="T95">, </text:span><text:span text:style-name="T14">static</text:span><text:span text:style-name="T95">,</text:span><text:span text:style-name="T64"> </text:span><text:span text:style-name="T70">and </text:span><text:span text:style-name="T95">also </text:span><text:span text:style-name="T70">introduces </text:span><text:span text:style-name="T96">three</text:span><text:span text:style-name="T95"> </text:span><text:span text:style-name="T70">new </text:span><text:span text:style-name="T72">ones</text:span><text:span text:style-name="T70">:<text:line-break/><text:tab/></text:span><text:span text:style-name="T9">ro<text:tab/></text:span><text:span text:style-name="T96">store in </text:span><text:span text:style-name="T70">read-only </text:span><text:span text:style-name="T96">memory</text:span><text:span text:style-name="T70"><text:line-break/><text:tab/></text:span><text:span text:style-name="T9">rw<text:tab/></text:span><text:span text:style-name="T96">store in </text:span><text:span text:style-name="T70">read-write </text:span><text:span text:style-name="T96">memory </text:span><text:span text:style-name="T70">(default), </text:span><text:span text:style-name="T71">and<text:line-break/><text:tab/></text:span><text:span text:style-name="T10">rw</text:span><text:span text:style-name="T11">p<text:tab/></text:span><text:span text:style-name="T71">read-write </text:span><text:span text:style-name="T72">protocol, </text:span><text:span text:style-name="T96">store in read-write memory</text:span></text:p>
      <text:p text:style-name="P63"><text:span text:style-name="T96">The </text:span><text:span text:style-name="T16">rwp (r</text:span><text:span text:style-name="T72">ead-write protocol</text:span><text:span text:style-name="T96">)</text:span><text:span text:style-name="T72"> is an override that </text:span><text:span text:style-name="T73">protects </text:span><text:span text:style-name="T72">data changes </text:span><text:span text:style-name="T96">from </text:span><text:span text:style-name="T72">be</text:span><text:span text:style-name="T96">ing</text:span><text:span text:style-name="T72"> made </text:span><text:span text:style-name="T96">unless the </text:span><text:span text:style-name="T111">(|</text:span><text:span text:style-name="T132">rwp</text:span><text:span text:style-name="T111">|)</text:span><text:span text:style-name="T11"> </text:span><text:span text:style-name="T72">cask is included </text:span><text:span text:style-name="T73">immediately before the write. <text:s/></text:span><text:span text:style-name="T96">If the (|</text:span><text:span text:style-name="T133">rwp</text:span><text:span text:style-name="T128">|) cask is not included, </text:span><text:span text:style-name="T72">write accesses result in an </text:span><text:span text:style-name="T11">inquiry</text:span><text:span text:style-name="T72">.</text:span></text:p>
      <text:p text:style-name="P63"><text:span text:style-name="T33">Note:</text:span><text:span text:style-name="T41"> <text:s/></text:span><text:span text:style-name="T43">R</text:span><text:span text:style-name="T42">ead</text:span><text:span text:style-name="T17"> accesses </text:span><text:span text:style-name="T20">on rwp variables </text:span><text:span text:style-name="T17">are always allowed.</text:span></text:p>
      <text:p text:style-name="P64">Example:</text:p>
      <text:p text:style-name="P122">ro int _COUNT = 5; <text:s text:c="5"/>// Stored in read-only memory,<text:line-break/> <text:s text:c="23"/>// behaves like const.<text:line-break/><text:line-break/>rw int _LOOPS = 5; <text:s text:c="5"/>// Stored in read-write memory,<text:line-break/> <text:s text:c="23"/>// <text:span text:style-name="T153">standard access, </text:span>default type.<text:line-break/><text:line-break/><text:span text:style-name="T154">rwp int _ITERS = 0; <text:s text:c="4"/>// Stored in read-write memory,<text:line-break/> <text:s text:c="23"/>// can only be written to with,<text:line-break/> <text:s text:c="23"/>// behaves like const after that.<text:line-break/> <text:s text:c="23"/>// Compile-time initializations are<text:line-break/> <text:s text:c="23"/>// allowed.</text:span></text:p>
      <text:h text:style-name="Heading_20_2" text:outline-level="2"><text:bookmark-start text:name="__RefHeading__2664_343834233"/>EndianNESS<text:bookmark-end text:name="__RefHeading__2664_343834233"/></text:h>
      <text:p text:style-name="P59">By default, all CAlive data is stored in memory as little endian. <text:s/>To explicitly set the endian using the command-line, use the switches <text:span text:style-name="T21">-be</text:span> for big endian, or <text:span text:style-name="T21">-le</text:span> for little endian. <text:s/>Every variable type can also have its own explicit override which prefixes the variable. <text:s/>Use a prefix of “be” for big endian, or “le” for little endian.</text:p>
      <text:p text:style-name="P59">Example:</text:p>
      <text:p text:style-name="P119">be int ab; <text:s text:c="4"/>// ab is stored <text:span text:style-name="T159">in memory</text:span> as big endian<text:line-break/>le int al; <text:s text:c="4"/>// al is stored <text:span text:style-name="T159">in memory </text:span>as little endian<text:line-break/><text:line-break/>// Note: <text:s/>All references are automatically converted <text:span text:style-name="T169">as</text:span><text:line-break/>// <text:s text:c="7"/>needed <text:span text:style-name="T149">by the CPU</text:span> for computation<text:span text:style-name="T149">al use</text:span>.</text:p>
      <text:h text:style-name="Heading_20_2" text:outline-level="2"><text:bookmark-start text:name="__RefHeading__2666_343834233"/>NEW TYPES<text:bookmark-end text:name="__RefHeading__2666_343834233"/></text:h>
      <text:p text:style-name="P61"><text:soft-page-break/>CAlive introduces several new fundamental types <text:span text:style-name="T150">using a general pattern of signed, unsigned, and floating point designators. <text:s/>These are the single digits “s”, “u”, and “f”. <text:s/>In addition, there are new fundamental structure types which are added to make certain types of low-level software development less library dependent, and more capable out of the box. <text:s/>Note that you can still use any libraries you choose.</text:span></text:p>
      <text:p text:style-name="P120">s8,u8 <text:s text:c="8"/>-- 8-bit signed and unsigned<text:line-break/>s16,u16 <text:s text:c="6"/>-- 16-bit signed and unsigned<text:line-break/>s32,u32 <text:s text:c="6"/>-- 32-bit signed and unsigned<text:line-break/>s64,u64 <text:s text:c="6"/>-- 64-bit signed and unsigned<text:line-break/>f32,f64,f80 <text:s text:c="2"/>-- 32-bit, 64-bit, and 80-bit floating point</text:p>
      <text:h text:style-name="P97" text:outline-level="3"><text:bookmark-start text:name="__RefHeading__2668_343834233"/>Auto-SIZING<text:bookmark-end text:name="__RefHeading__2668_343834233"/></text:h>
      <text:p text:style-name="P101">The following are auto-sizing variables which are stored in a particular size, but auto-size to 32-bits (prefixed with “e”) or 64-bits (prefixed with “r”) <text:span text:style-name="T151">for use in computation. <text:s/>These prefixes are taken from the x86 register prefixes for 32-bit and 64-bi5 registers. <text:s/>All auto-sizing data types will sign saturate upon storage back to their form, and can be used in conjunction with endian overrides</text:span>:</text:p>
      <text:p text:style-name="P121">es8,eu8 <text:s text:c="6"/>-- 8-bit signed and unsigned <text:s/><text:span text:style-name="T158">(usage 32-bit)</text:span><text:line-break/>es16,eu16 <text:s text:c="4"/>-- 16-bit signed and unsigned <text:span text:style-name="T158">(usage 32-bit)</text:span><text:line-break/>es24,eu24 <text:s text:c="4"/>-- 24-bit signed and unsigned <text:span text:style-name="T158">(usage 32-bit)<text:line-break/><text:line-break/>rs8,ru8 <text:s text:c="6"/>-- 8-bit signed and unsigned <text:s/>(usage 64-bit)<text:line-break/>rs16,ru16 <text:s text:c="4"/>-- 16-bit signed and unsigned (usage 64-bit)<text:line-break/>rs24,ru24 <text:s text:c="4"/>-- 24-bit signed and unsigned (usage 64-bit)<text:line-break/>rs32,ru32 <text:s text:c="4"/>-- 32-bit signed and unsigned (usage 64-bit)<text:line-break/>rs40,ru40 <text:s text:c="4"/>-- 40-bit signed and unsigned (usage 64-bit)<text:line-break/>rs48,ru48 <text:s text:c="4"/>-- 48-bit signed and unsigned (usage 64-bit)<text:line-break/>rs56,ru56 <text:s text:c="4"/>-- 56-bit signed and unsigned (usage 64-bit)</text:span></text:p>
      <text:h text:style-name="P98" text:outline-level="3"><text:bookmark-start text:name="__RefHeading__2670_343834233"/>Built-in <text:span text:style-name="T176">Extensions</text:span><text:bookmark-end text:name="__RefHeading__2670_343834233"/></text:h>
      <text:p text:style-name="Paragraph">The following built-in variables are also provided, <text:span text:style-name="T174">along with several functions which populate into them</text:span>:</text:p>
      <text:p text:style-name="P129">var <text:s text:c="10"/>-- <text:span text:style-name="T171">Weakly typed (type determined </text:span>by <text:span text:style-name="T172">use)</text:span><text:line-break/><text:span text:style-name="T170">bi <text:s text:c="11"/>-- Big integer (arbitrary precision)<text:line-break/>bfp <text:s text:c="10"/>-- Big floating point (arbitrary precision)<text:line-break/></text:span>builder <text:s text:c="6"/>-- An accumulato<text:span text:style-name="T173">r</text:span><text:line-break/><text:span text:style-name="T170">datum <text:s text:c="8"/>-- Allocated data with pointer and length<text:line-break/>date <text:s text:c="9"/>-- A date with year, month, day<text:line-break/>datetime <text:s text:c="5"/>-- A date plus hour, minute, second,<text:line-break/></text:span><text:soft-page-break/><text:span text:style-name="T170"> <text:s text:c="16"/>millisecond.<text:line-break/>process <text:s text:c="6"/>-- A process control variable<text:line-break/>thread <text:s text:c="7"/>-- A thread control variable</text:span></text:p>
      <text:h text:style-name="P93" text:outline-level="1"><text:bookmark-start text:name="__RefHeading__2672_343834233"/>structs<text:bookmark-end text:name="__RefHeading__2672_343834233"/></text:h>
      <text:p text:style-name="P71">CAlive supports structures, and <text:span text:style-name="T160">adds several features to give more direct developer-time control over how the compiler processes structures. <text:s/></text:span><text:span text:style-name="T31">Note:</text:span><text:span text:style-name="T13"> <text:s/>CAlive does not require that you use the prefix “struct” at any time except definition.</text:span></text:p>
      <text:p text:style-name="P73">The general form<text:span text:style-name="T161">s</text:span> <text:span text:style-name="T161">are</text:span>: <text:s/><text:span text:style-name="T32">Note:</text:span><text:span text:style-name="T40"> <text:s/>It is a CAlive convention to prefix structs with “S”</text:span></text:p>
      <text:p text:style-name="P125">struct S<text:span text:style-name="T161">NormalStruct</text:span><text:line-break/>{<text:line-break/> <text:s text:c="3"/>// Members go here<text:line-break/>};<text:line-break/><text:line-break/><text:span text:style-name="T161">struct SbitStruct<text:line-break/>{<text:line-break/> <text:s text:c="3"/>// Note: <text:s/>be and le overrides can be used here<text:line-break/> <text:s text:c="3"/>s32 <text:s text:c="2"/>value1 <text:s text:c="2"/>: 5; <text:s text:c="3"/>// 5-bit variable<text:line-break/> <text:s text:c="3"/>s32 <text:s text:c="11"/>: 0; <text:s text:c="3"/>// Skip forward to next byte<text:line-break/> <text:s text:c="3"/>s32 <text:s text:c="2"/>value2 <text:s text:c="2"/>: 3; <text:s text:c="3"/>// 3-bit variable<text:line-break/> <text:s text:c="3"/>s32 <text:s text:c="11"/>: 5; <text:s text:c="3"/>// Ignore these five bits<text:line-break/>};</text:span></text:p>
      <text:p text:style-name="P102">Because CAlive supports the class, the struct can be thought of as a type of clas with all its members public. <text:s/>In this way, structs can also have member functions, including constructors and destructors.</text:p>
      <text:h text:style-name="P94" text:outline-level="1"><text:bookmark-start text:name="__RefHeading__2674_343834233"/>classes<text:bookmark-end text:name="__RefHeading__2674_343834233"/></text:h>
      <text:p text:style-name="P74">CAlive supports simple classes, including <text:span text:style-name="T64">constructors, destructors</text:span>, operator overrides, <text:span text:style-name="T163">default parameters,</text:span> public and private members, multiple inheritance, virtual methods, and <text:span text:style-name="T167">a keyword </text:span>designator for accessor <text:span text:style-name="T162">functions</text:span> (<text:span text:style-name="T64">which </text:span><text:span text:style-name="T94">document </text:span><text:span text:style-name="T100">functionality</text:span><text:span text:style-name="T94">, and </text:span><text:span text:style-name="T64">simplify syntax usage in expressions</text:span><text:span text:style-name="T93">)</text:span><text:span text:style-name="T64">. </text:span></text:p>
      <text:p text:style-name="P75"><text:span text:style-name="T64">Basic class form </text:span><text:span text:style-name="T98">(also supports bulk of C++ syntax)</text:span><text:span text:style-name="T64">:</text:span></text:p>
      <text:p text:style-name="P126"><text:span text:style-name="T64">class C</text:span><text:span text:style-name="T78">N</text:span><text:span text:style-name="T64">ame</text:span><text:span text:style-name="T78"><text:line-break/>|</text:span><text:span text:style-name="T97">extends </text:span><text:span text:style-name="T78">inherit1, inherit2<text:line-break/></text:span><text:span text:style-name="T82">|</text:span><text:span text:style-name="T97">extends </text:span><text:span text:style-name="T82">inherit3</text:span><text:span text:style-name="T78"><text:line-break/>|rename memberName to newMemberName<text:line-break/></text:span><text:span text:style-name="T79">|rename </text:span><text:span text:style-name="T97">class.member</text:span><text:span text:style-name="T79">Name to </text:span><text:span text:style-name="T97">class.</text:span><text:span text:style-name="T79">newMemberName</text:span><text:span text:style-name="T64"><text:line-break/></text:span><text:soft-page-break/><text:span text:style-name="T64">{<text:line-break/>public:<text:line-break/><text:line-break/></text:span><text:span text:style-name="T101">||||||||||<text:line-break/>||</text:span><text:span text:style-name="T64"><text:line-break/></text:span><text:span text:style-name="T101">||</text:span><text:span text:style-name="T64"> <text:s/></text:span><text:span text:style-name="T80">function </text:span><text:span text:style-name="T64">C</text:span><text:span text:style-name="T80">N</text:span><text:span text:style-name="T64">ame<text:line-break/></text:span><text:span text:style-name="T101">||</text:span><text:span text:style-name="T64"> <text:s/></text:span><text:span text:style-name="T79">|init memberName</text:span><text:span text:style-name="T85">1</text:span><text:span text:style-name="T79"> to value<text:line-break/></text:span><text:span text:style-name="T101">||</text:span><text:span text:style-name="T79"> <text:s/>|init memberName</text:span><text:span text:style-name="T85">2</text:span><text:span text:style-name="T79"> to value</text:span><text:span text:style-name="T64"><text:line-break/></text:span><text:span text:style-name="T101">||</text:span><text:span text:style-name="T64"> <text:s/></text:span><text:span text:style-name="T79">{<text:line-break/></text:span><text:span text:style-name="T101">||</text:span><text:span text:style-name="T79"> <text:s text:c="5"/>// </text:span><text:span text:style-name="T81">Init code goes here</text:span><text:span text:style-name="T79"><text:line-break/></text:span><text:span text:style-name="T101">||</text:span><text:span text:style-name="T79"> <text:s/>}<text:line-break/></text:span><text:span text:style-name="T101">||</text:span><text:span text:style-name="T79"><text:line-break/></text:span><text:span text:style-name="T101">||</text:span><text:span text:style-name="T86"> <text:s/></text:span><text:span text:style-name="T87">function ~CName;<text:line-break/></text:span><text:span text:style-name="T101">||</text:span><text:span text:style-name="T87"><text:line-break/></text:span><text:span text:style-name="T101">||||||<text:line-break/></text:span><text:span text:style-name="T87"><text:line-break/><text:line-break/></text:span><text:span text:style-name="T64"> <text:s text:c="3"/></text:span><text:span text:style-name="T77">operator =<text:line-break/> <text:s text:c="3"/></text:span><text:span text:style-name="T83">|returns </text:span><text:span text:style-name="T77">C</text:span><text:span text:style-name="T88">N</text:span><text:span text:style-name="T77">ame&amp; </text:span><text:span text:style-name="T88">r <text:s text:c="7"/>// “r” for return</text:span><text:span text:style-name="T83"><text:line-break/></text:span><text:span text:style-name="T77"> <text:s text:c="3"/></text:span><text:span text:style-name="T83">|params </text:span><text:span text:style-name="T84">const </text:span><text:span text:style-name="T77">CName&amp; </text:span><text:span text:style-name="T88">p <text:s text:c="2"/>// “p” for param</text:span><text:span text:style-name="T77"><text:line-break/></text:span><text:span text:style-name="T83"> <text:s text:c="3"/></text:span><text:span text:style-name="T84">|const</text:span><text:span text:style-name="T83"><text:line-break/> <text:s text:c="3"/>{<text:line-break/> <text:s text:c="7"/>// Code goes here<text:line-break/> <text:s text:c="3"/>}</text:span><text:span text:style-name="T77"><text:line-break/><text:line-break/><text:line-break/></text:span><text:span text:style-name="T102">||||||||||<text:line-break/>||</text:span><text:span text:style-name="T77"><text:line-break/></text:span><text:span text:style-name="T101">||</text:span><text:span text:style-name="T64"> <text:s/></text:span><text:span text:style-name="T99">accessor</text:span><text:span text:style-name="T64"> s32 GetValue() <text:s text:c="3"/>{ return(m_value); }<text:line-break/></text:span><text:span text:style-name="T101">||</text:span><text:span text:style-name="T64"> <text:s/></text:span><text:span text:style-name="T99">accessor</text:span><text:span text:style-name="T64"> SetValue(s32 v) <text:s text:c="2"/>{ m_value = v; }<text:line-break/></text:span><text:span text:style-name="T101">||</text:span><text:span text:style-name="T64"><text:line-break/></text:span><text:span text:style-name="T101">||</text:span><text:span text:style-name="T64"> <text:s/>//////////<text:line-break/></text:span><text:span text:style-name="T101">||</text:span><text:span text:style-name="T64"> <text:s/>// </text:span><text:span text:style-name="T89">Allows syntax usage</text:span><text:span text:style-name="T90">s</text:span><text:span text:style-name="T89">:<text:line-break/></text:span><text:span text:style-name="T101">||</text:span><text:span text:style-name="T89"> <text:s/>//<text:line-break/></text:span><text:span text:style-name="T101">||</text:span><text:span text:style-name="T89"> <text:s/>// <text:s text:c="3"/></text:span><text:span text:style-name="T90">s32 <text:s text:c="2"/>x;</text:span><text:span text:style-name="T89"><text:line-break/></text:span><text:span text:style-name="T101">||</text:span><text:span text:style-name="T89"> <text:s/>// <text:s text:c="3"/>CName cn;<text:line-break/></text:span><text:span text:style-name="T101">||</text:span><text:span text:style-name="T89"> <text:s/>//<text:line-break/></text:span><text:span text:style-name="T101">||</text:span><text:span text:style-name="T89"> <text:s/>// <text:s text:c="3"/>x = cn.GetValue; <text:s text:c="3"/>// </text:span><text:span text:style-name="T91">rather than cn.GetValue();<text:line-break/></text:span><text:span text:style-name="T101">||</text:span><text:span text:style-name="T91"> <text:s/>//<text:line-break/></text:span><text:span text:style-name="T101">||</text:span><text:span text:style-name="T91"> <text:s/>// If multiple </text:span><text:span text:style-name="T99">accessors</text:span><text:span text:style-name="T91"> existed </text:span><text:span text:style-name="T92">through pointers</text:span><text:span text:style-name="T91">:<text:line-break/></text:span><text:span text:style-name="T101">||</text:span><text:span text:style-name="T91"> <text:s/>// <text:s text:c="3"/>x = cn.level1.level2.level3.GetValue;<text:line-break/></text:span><text:span text:style-name="T101">||</text:span><text:span text:style-name="T91"> <text:s/>//<text:line-break/></text:span><text:span text:style-name="T101">||</text:span><text:span text:style-name="T91"> <text:s/>// Instead of:<text:line-break/></text:span><text:span text:style-name="T101">||</text:span><text:span text:style-name="T91"> <text:s/>// <text:s text:c="3"/>x = cn.level1</text:span><text:span text:style-name="T92">()</text:span><text:span text:style-name="T91">.level2</text:span><text:span text:style-name="T92">()</text:span><text:span text:style-name="T91">.level3</text:span><text:span text:style-name="T92">()</text:span><text:span text:style-name="T91">.getValue();</text:span><text:span text:style-name="T89"><text:line-break/></text:span><text:span text:style-name="T101">||</text:span><text:span text:style-name="T64"> <text:s/>//////<text:line-break/></text:span><text:span text:style-name="T101">||<text:line-break/></text:span><text:span text:style-name="T102">||||||</text:span><text:span text:style-name="T64"><text:line-break/><text:line-break/><text:line-break/></text:span><text:span text:style-name="T77">private:<text:line-break/> <text:s text:c="3"/>s32 iSetValue2(s32 iv) <text:s text:c="2"/>{ m_value = iv * 2; }</text:span><text:span text:style-name="T64"><text:line-break/></text:span><text:soft-page-break/><text:span text:style-name="T64"><text:line-break/>private:<text:line-break/> <text:s text:c="3"/>s32 m_value;<text:line-break/>};</text:span></text:p>
      <text:h text:style-name="P93" text:outline-level="1"><text:bookmark-start text:name="__RefHeading__2676_343834233"/>Auto-Resolve<text:bookmark-end text:name="__RefHeading__2676_343834233"/></text:h>
      <text:p text:style-name="P72">CAlive introduces a feature to aid in structure and class member <text:span text:style-name="T165">access, </text:span>called <text:span text:style-name="T3">auto-resolve</text:span>. <text:s/><text:span text:style-name="T164">Its syntax is two dots either within or trailing a parent object.</text:span></text:p>
      <text:p text:style-name="P72"><text:span text:style-name="T164">When used within, the compiler will traverse child members to find the matching name. <text:s/>When used trailing, it will attempt to auto-resolve the type based on usage. <text:s/>If it finds a single matching member of that type, then it will use it. <text:s/>If multiple types are found it will report an ambiguity error and request the explicit member name be used.</text:span></text:p>
      <text:p text:style-name="P77">Auto-resolve also has one other syntax, which allows it to use the parent without the trailing .. to indicate that the appropriate member within should be used, rather than the parent itself.</text:p>
      <text:p text:style-name="P76">Example:</text:p>
      <text:p text:style-name="P127">struct SAbc<text:line-break/>{<text:line-break/> <text:s text:c="3"/>int <text:s text:c="2"/>i;<text:line-break/> <text:s text:c="3"/>float f;<text:line-break/>};<text:line-break/><text:line-break/><text:span text:style-name="T166">SAbc abc;<text:line-break/>// Initialize abc somehow<text:line-break/><text:line-break/>abc.. = 5; <text:s text:c="6"/>// Will populate into i<text:line-break/>abc.. = 5.0f; <text:s text:c="3"/>// Will populate into f<text:line-break/><text:line-break/>abc <text:s text:c="2"/>= 5; <text:s text:c="6"/>// Will populate into i<text:line-break/>abc <text:s text:c="2"/>= 5.0f; <text:s text:c="3"/>// Will populate into f<text:line-break/><text:line-break/>printf(“%d, %f\n”, abc, abc);<text:line-break/>// Same as: <text:s/>printf(“%d, %f\n”, abc.i, abc.f);</text:span></text:p>
      <text:p text:style-name="P103">Note:<text:span text:style-name="T54"> <text:s/>This feature was primarily added to work with single instance member structs or classes which would be unique by type, and to reference the parent in context rather than the child. <text:s/>For example: <text:s/>struct SHeart; struct SBrain; struct SNeck; and finally struct SBody { SHeart h; SBrain b; SNeck n }; <text:s/>In this case, the body is comprised of </text:span><text:soft-page-break/><text:span text:style-name="T54">things which relate to it. <text:s/>So, rather than referencing scan_brain(&amp;body.brain); it could use the simpler form scan_brain(&amp;body); and it would auto-resolve to &amp;body.brain. <text:s/>A developer looking over this code would already see “brain” in “scan_brain()” and wouldn't need to see it again to have full meaning.<text:line-break/><text:line-break/></text:span>Note:<text:span text:style-name="T54"> <text:s/>It is generally advised to always use the trailing dots, but it is not required. <text:s/>Under this guideline, the line above would be scan_brain(&amp;body..); <text:s/>By giving that visual cue, it would indicate to developers that there is a member being passed, rather than the parent.</text:span></text:p>
      <text:h text:style-name="P91" text:outline-level="1"><text:bookmark-start text:name="__RefHeading__2678_343834233"/><text:span text:style-name="T129">Process Control</text:span><text:bookmark-end text:name="__RefHeading__2678_343834233"/></text:h>
      <text:p text:style-name="P69"><text:span text:style-name="T104">CAlive introduces direct process control </text:span><text:span text:style-name="T112">through a new type called </text:span><text:span text:style-name="T30">process</text:span><text:span text:style-name="T112">. <text:s/>Two new keywords provide direct </text:span><text:span text:style-name="T104">support: <text:s/></text:span><text:span text:style-name="T30">engage</text:span><text:span text:style-name="T112">, and </text:span><text:span text:style-name="T30">unengage</text:span><text:span text:style-name="T112">, </text:span><text:span text:style-name="T113">along with m</text:span><text:span text:style-name="T112">essage parsing:</text:span></text:p>
      <text:p text:style-name="P123"><text:span text:style-name="T104">process externalApp; <text:s text:c="2"/>// Initialized to null process<text:line-break/><text:line-break/>engage <text:s text:c="4"/>externalApp<text:line-break/> <text:s text:c="3"/>as <text:s text:c="4"/>“myOtherApp.bin”<text:line-break/> <text:s text:c="3"/>handler </text:span><text:span text:style-name="T114">msg</text:span><text:span text:style-name="T104">Handler</text:span><text:span text:style-name="T125">()</text:span><text:span text:style-name="T104">;<text:line-break/><text:line-break/>unengage externalApp <text:line-break/> <text:s text:c="3"/></text:span><text:span text:style-name="T113">with nExitCode</text:span><text:span text:style-name="T104">;<text:line-break/><text:line-break/></text:span><text:span text:style-name="T113">if (externalApp)</text:span><text:span text:style-name="T104"><text:line-break/> <text:s text:c="3"/>send externalApp n</text:span><text:span text:style-name="T113">1</text:span><text:span text:style-name="T104">, </text:span><text:span text:style-name="T113">n2,</text:span><text:span text:style-name="T104"> data;<text:line-break/><text:line-break/>// </text:span><text:span text:style-name="T113">Handler prototype </text:span><text:span text:style-name="T126">for incoming messages</text:span><text:span text:style-name="T104"><text:line-break/>void m</text:span><text:span text:style-name="T114">sg</text:span><text:span text:style-name="T104">Handler(process* p, s32 n</text:span><text:span text:style-name="T113">1</text:span><text:span text:style-name="T104">, </text:span><text:span text:style-name="T113">s32 n2,</text:span><text:span text:style-name="T104"> void* data);</text:span></text:p>
      <text:h text:style-name="P92" text:outline-level="1"><text:bookmark-start text:name="__RefHeading__2680_343834233"/>thread control<text:bookmark-end text:name="__RefHeading__2680_343834233"/></text:h>
      <text:p text:style-name="P70">CAlive introduces direct thread control through a new type called <text:span text:style-name="T21">thread</text:span><text:span text:style-name="T104">. <text:s/>Threads are launched using the </text:span><text:span text:style-name="T21">in</text:span><text:span text:style-name="T104"> keyword, with multiple simultaneous thread launches using the </text:span><text:span text:style-name="T21">andin</text:span><text:span text:style-name="T104"> keyword.</text:span></text:p>
      <text:p text:style-name="P70"><text:span text:style-name="T104">Example:</text:span></text:p>
      <text:p text:style-name="P124"><text:span text:style-name="T104">thread t1, t2;<text:line-break/><text:line-break/>in t1 {<text:line-break/> <text:s text:c="3"/>// Code to execute in thread 1 goes here<text:line-break/> <text:s text:c="3"/>// This can be a dispatch to a function, or it can be<text:line-break/></text:span><text:soft-page-break/><text:span text:style-name="T104"> <text:s text:c="3"/>// arbitrary code<text:line-break/><text:line-break/> <text:s text:c="3"/></text:span><text:span text:style-name="T117">// To leave a thread </text:span><text:span text:style-name="T119">manually</text:span><text:span text:style-name="T117">, issue the out command.</text:span><text:span text:style-name="T104"><text:line-break/> <text:s text:c="3"/></text:span><text:span text:style-name="T118">if (!data_is_ready)</text:span><text:span text:style-name="T104"><text:line-break/> <text:s text:c="7"/></text:span><text:span text:style-name="T117">out </text:span><text:span text:style-name="T118">with nExitCode</text:span><text:span text:style-name="T117">;</text:span><text:span text:style-name="T104"><text:line-break/><text:line-break/> <text:s text:c="3"/>// </text:span><text:span text:style-name="T119">When control reaches the closing }, it will<text:line-break/> <text:s text:c="3"/>// unengage automatically with an exit code of 0.<text:line-break/></text:span><text:span text:style-name="T104"><text:line-break/>} andin t2 {<text:line-break/> <text:s text:c="3"/>// Code to execute in thread 2 goes here<text:line-break/>}<text:line-break/><text:line-break/>// Re-join when threads t1 and t2 complete,<text:line-break/>// </text:span><text:span text:style-name="T121">Auto-timeout in 2000 milliseconds</text:span><text:span text:style-name="T104"><text:line-break/></text:span><text:span text:style-name="T114">join t1, t2 timeout 2000 handler timeoutHandler(...);<text:line-break/><text:line-break/>// </text:span><text:span text:style-name="T116">Control </text:span><text:span text:style-name="T120">threads </text:span><text:span text:style-name="T116">manually<text:line-break/>pause t1; <text:s text:c="18"/>// </text:span><text:span text:style-name="T122">Unconditional pause</text:span><text:span text:style-name="T116"><text:line-break/>resume t1; <text:s text:c="17"/>// </text:span><text:span text:style-name="T124">Unconditional resume</text:span><text:span text:style-name="T116"><text:line-break/>pause t1 </text:span><text:span text:style-name="T122">until sSemaphore</text:span><text:span text:style-name="T116">; <text:s/>// </text:span><text:span text:style-name="T122">Pause </text:span><text:span text:style-name="T123">to </text:span><text:span text:style-name="T122">sSemaphore change</text:span><text:span text:style-name="T116"><text:line-break/>unengage t1 </text:span><text:span text:style-name="T117">with nExitCode</text:span><text:span text:style-name="T116">;</text:span><text:span text:style-name="T114"><text:line-break/><text:line-break/>// Handler prototype<text:line-break/>void timeoutHandler</text:span><text:span text:style-name="T115">(thread* t, s32 milliseconds, ...);</text:span></text:p>
      <text:p text:style-name="P10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MS Gothic" svg:font-family="'MS Gothic', 'ＭＳ ゴシック'" style:font-family-generic="modern"/>
    <style:font-face style:name="Liberation Mono" svg:font-family="'Liberation Mono'" style:font-family-generic="modern" style:font-pitch="fixed"/>
    <style:font-face style:name="Nimbus Mono L" svg:font-family="'Nimbus Mono L'"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Standard" style:class="text">
      <style:paragraph-properties fo:margin-top="0.1665in" fo:margin-bottom="0.0417in" loext:contextual-spacing="false" fo:text-align="center" style:justify-single-word="false"/>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aragraphs" style:family="paragraph" style:parent-style-name="Standard">
      <style:paragraph-properties fo:margin-top="0in" fo:margin-bottom="0.1874in" loext:contextual-spacing="false" fo:line-height="120%" fo:text-align="justify" style:justify-single-word="false" fo:orphans="2" fo:widows="2" fo:hyphenation-ladder-count="no-limit" style:vertical-align="middle"/>
      <style:text-properties fo:hyphenate="false" fo:hyphenation-remain-char-count="2" fo:hyphenation-push-char-count="2"/>
    </style:style>
    <style:style style:name="Heading_20_1" style:display-name="Heading 1" style:family="paragraph" style:parent-style-name="Paragraphs" style:next-style-name="Paragraphs" style:default-outline-level="1" style:class="text">
      <style:paragraph-properties fo:margin-top="0.0626in" fo:margin-bottom="0.0626in" loext:contextual-spacing="false"/>
      <style:text-properties fo:text-transform="uppercase" fo:font-size="14pt" fo:font-weight="bold" style:font-size-asian="14pt" style:font-weight-asian="bold" style:font-size-complex="14pt" style:font-weight-complex="bold"/>
    </style:style>
    <style:style style:name="Heading_20_2" style:display-name="Heading 2" style:family="paragraph" style:parent-style-name="Heading_20_1" style:next-style-name="Text_20_body" style:default-outline-level="2" style:class="text">
      <style:text-properties fo:font-size="13pt" fo:font-style="italic" style:font-size-asian="13pt" style:font-style-asian="italic" style:font-size-complex="13pt" style:font-style-complex="italic"/>
    </style:style>
    <style:style style:name="Heading_20_3" style:display-name="Heading 3" style:family="paragraph" style:parent-style-name="Heading_20_2" style:next-style-name="Text_20_body" style:default-outline-level="3" style:class="text">
      <style:text-properties fo:font-size="12pt" fo:font-style="normal" style:font-size-asian="12pt" style:font-style-asian="normal" style:font-size-complex="12pt" style:font-style-complex="normal"/>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ook_20_Subtitle" style:display-name="Book Subtitle" style:family="paragraph" style:parent-style-name="Standard">
      <style:paragraph-properties fo:margin-top="0in" fo:margin-bottom="2in" loext:contextual-spacing="false" fo:text-align="center" style:justify-single-word="false"/>
      <style:text-properties fo:color="#000000" fo:font-size="14pt" fo:font-weight="bold" style:font-size-asian="14pt" style:font-weight-asian="bold" style:font-size-complex="14pt"/>
    </style:style>
    <style:style style:name="Author_20_Name" style:display-name="Author Name" style:family="paragraph" style:parent-style-name="Standard">
      <style:paragraph-properties fo:text-align="center" style:justify-single-word="false"/>
      <style:text-properties fo:color="#000000" fo:font-size="18pt" fo:font-weight="bold" style:font-size-asian="18pt" style:font-weight-asian="bold" style:font-size-complex="18pt"/>
    </style:style>
    <style:style style:name="Copyright" style:family="paragraph" style:parent-style-name="Standard">
      <style:paragraph-properties fo:text-align="center" style:justify-single-word="false"/>
      <style:text-properties fo:font-size="10pt" style:font-size-asian="10pt" style:font-size-complex="10pt"/>
    </style:style>
    <style:style style:name="Chapter_20_Number" style:display-name="Chapter Number" style:family="paragraph" style:parent-style-name="Standard" style:next-style-name="Chapter_20_Title">
      <style:paragraph-properties fo:margin-top="0in" fo:margin-bottom="0.25in" loext:contextual-spacing="false" fo:text-align="center" style:justify-single-word="false"/>
      <style:text-properties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size-complex="16pt"/>
    </style:style>
    <style:style style:name="Chapter_20_Title" style:display-name="Chapter Title" style:family="paragraph" style:parent-style-name="Standard">
      <style:paragraph-properties fo:margin-top="0in" fo:margin-bottom="0.5in" loext:contextual-spacing="false" fo:text-align="center" style:justify-single-word="false"/>
      <style:text-properties style:font-name="Arial" fo:font-family="Arial" style:font-family-generic="swiss" style:font-pitch="variable" fo:font-size="26pt" fo:font-weight="bold" officeooo:rsid="000a6551" style:font-size-asian="26pt" style:font-weight-asian="bold" style:font-name-complex="Arial" style:font-family-complex="Arial" style:font-family-generic-complex="swiss" style:font-pitch-complex="variable" style:font-size-complex="26pt"/>
    </style:style>
    <style:style style:name="Paragraph" style:family="paragraph" style:parent-style-name="Standard">
      <style:paragraph-properties fo:margin-top="0in" fo:margin-bottom="0.1874in" loext:contextual-spacing="false" fo:line-height="120%" fo:text-align="justify" style:justify-single-word="false" fo:orphans="2" fo:widows="2" fo:hyphenation-ladder-count="no-limit" style:vertical-align="middle"/>
      <style:text-properties fo:hyphenate="false" fo:hyphenation-remain-char-count="2" fo:hyphenation-push-char-count="2"/>
    </style:style>
    <style:style style:name="Dedication" style:family="paragraph" style:parent-style-name="Standard">
      <style:paragraph-properties fo:margin-top="1in" fo:margin-bottom="0in" loext:contextual-spacing="false" fo:line-height="120%" fo:text-align="center" style:justify-single-word="false" fo:orphans="2" fo:widows="2" fo:hyphenation-ladder-count="no-limit" style:vertical-align="middle"/>
      <style:text-properties style:font-name="Arial" fo:font-family="Arial" style:font-family-generic="swiss" style:font-pitch="variable" style:font-name-complex="Arial" style:font-family-complex="Arial" style:font-family-generic-complex="swiss" style:font-pitch-complex="variable" fo:hyphenate="false" fo:hyphenation-remain-char-count="2" fo:hyphenation-push-char-count="2"/>
    </style:style>
    <style:style style:name="Dedications" style:family="paragraph" style:parent-style-name="Dedication"/>
    <style:style style:name="TOC_20_Heading" style:display-name="TOC Heading" style:family="paragraph" style:parent-style-name="Heading_20_1" style:next-style-name="Standard" style:default-outline-level="" style:list-style-name="">
      <style:paragraph-properties fo:margin-top="0.3335in" fo:margin-bottom="0in" loext:contextual-spacing="false" fo:line-height="115%" fo:text-align="start" style:justify-single-word="false" fo:keep-together="always" fo:hyphenation-ladder-count="no-limit" fo:keep-with-next="always" style:text-autospace="ideograph-alpha" style:vertical-align="auto"/>
      <style:text-properties fo:font-variant="normal" fo:text-transform="none" fo:color="#365f91" style:font-name="Cambria" fo:font-family="Cambria" style:font-family-generic="roman" style:font-pitch="variable" style:font-name-asian="MS Gothic" style:font-family-asian="'MS Gothic', 'ＭＳ ゴシック'" style:font-family-generic-asian="modern" style:language-asian="ja" style:country-asian="JP" style:font-name-complex="Times New Roman" style:font-family-complex="'Times New Roman'" style:font-family-generic-complex="roman" style:font-pitch-complex="variable" fo:hyphenate="true" fo:hyphenation-remain-char-count="2" fo:hyphenation-push-char-count="2"/>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Header_20_-_20_Odd" style:display-name="Header - Odd" style:family="paragraph" style:parent-style-name="Header">
      <style:paragraph-properties fo:margin-top="0in" fo:margin-bottom="0.25in" loext:contextual-spacing="false" fo:text-align="end" style:justify-single-word="false" fo:padding-left="0in" fo:padding-right="0in" fo:padding-top="0in" fo:padding-bottom="0.0138in" fo:border-left="none" fo:border-right="none" fo:border-top="none" fo:border-bottom="0.51pt solid #000000"/>
      <style:text-properties fo:font-size="11pt" style:font-size-asian="11pt" style:font-size-complex="11pt"/>
    </style:style>
    <style:style style:name="Header_20_-_20_Even" style:display-name="Header - Even" style:family="paragraph" style:parent-style-name="Header">
      <style:paragraph-properties fo:margin-top="0in" fo:margin-bottom="0.25in" loext:contextual-spacing="false" fo:padding-left="0in" fo:padding-right="0in" fo:padding-top="0in" fo:padding-bottom="0.0138in" fo:border-left="none" fo:border-right="none" fo:border-top="none" fo:border-bottom="0.51pt solid #000000"/>
      <style:text-properties fo:font-size="11pt" style:font-size-asian="11pt" style:font-size-complex="11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1902in" loext:contextual-spacing="false" fo:text-indent="0in" style:auto-text-indent="false" style:page-number="auto"/>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fo:color="#000000" style:font-name-complex="Times New Roman" style:font-family-complex="'Times New Roman'" style:font-family-generic-complex="roman" style:font-pitch-complex="variable"/>
    </style:style>
    <style:style style:name="WW8Num2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fo:color="#000000" style:font-name-complex="Times New Roman" style:font-family-complex="'Times New Roman'" style:font-family-generic-complex="roman" style:font-pitch-complex="variable"/>
    </style:style>
    <style:style style:name="WW8Num4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fo:color="#000000" style:font-name-complex="Times New Roman" style:font-family-complex="'Times New Roman'" style:font-family-generic-complex="roman" style:font-pitch-complex="variable"/>
    </style:style>
    <style:style style:name="Default_20_Paragraph_20_Font" style:display-name="Default Paragraph Font" style:family="text"/>
    <style:style style:name="Header_20_Char" style:display-name="Header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Footer_20_Char" style:display-name="Footer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_20_Char" style:display-name="Balloon Text Char" style:family="text">
      <style:text-properties fo:color="#00000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itle_20_Char" style:display-name="Title Char" style:family="text">
      <style:text-properties fo:color="#000000"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Book_20_Title" style:display-name="Book Title" style:family="text">
      <style:text-properties fo:font-variant="normal" fo:text-transform="none" style:font-name="Times New Roman" fo:font-family="'Times New Roman'" style:font-family-generic="roman" style:font-pitch="variable" fo:font-size="20pt" fo:letter-spacing="0.0035in" fo:font-weight="bold" style:font-size-asian="20pt" style:font-weight-asian="bold" style:font-name-complex="Times New Roman" style:font-family-complex="'Times New Roman'" style:font-family-generic-complex="roman" style:font-pitch-complex="variable" style:font-weight-complex="bold"/>
    </style:style>
    <style:style style:name="Book_20_Subtitle_20_Char" style:display-name="Book Subtitle Char"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style>
    <style:style style:name="Author_20_Name_20_Char" style:display-name="Author Name Char" style:family="text">
      <style:text-properties style:font-name="Times New Roman" fo:font-family="'Times New Roman'" style:font-family-generic="roman" style:font-pitch="variable" fo:font-size="18pt" fo:font-weight="bold" style:font-size-asian="18pt" style:font-weight-asian="bold" style:font-name-complex="Times New Roman" style:font-family-complex="'Times New Roman'" style:font-family-generic-complex="roman" style:font-pitch-complex="variable" style:font-size-complex="18pt"/>
    </style:style>
    <style:style style:name="Heading_20_1_20_Char" style:display-name="Heading 1 Char" style:family="text">
      <style:text-properties fo:text-transform="uppercase" fo:color="#000000"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Copyright_20_Char" style:display-name="Copyright Char" style:family="text">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Heading_20_2_20_Char" style:display-name="Heading 2 Char" style:family="text">
      <style:text-properties fo:text-transform="uppercase" fo:color="#000000" style:font-name="Times New Roman" fo:font-family="'Times New Roman'" style:font-family-generic="roman" style:font-pitch="variable"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3_20_Char" style:display-name="Heading 3 Char" style:family="text">
      <style:text-properties fo:text-transform="uppercase" fo:color="#000000"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Chapter_20_Number_20_Char" style:display-name="Chapter Number Char" style:family="text">
      <style:text-properties fo:color="#000000"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size-complex="16pt"/>
    </style:style>
    <style:style style:name="Chapter_20_Title_20_Char" style:display-name="Chapter Title Char" style:family="text">
      <style:text-properties fo:color="#000000"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26pt"/>
    </style:style>
    <style:style style:name="Paragraph_20_Char" style:display-name="Paragraph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Dedication_20_Char" style:display-name="Dedication Char" style:family="text">
      <style:text-properties fo:color="#000000"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Dedications_20_Char" style:display-name="Dedications Char" style:family="text" style:parent-style-name="Dedication_20_Char"/>
    <style:style style:name="Internet_20_link" style:display-name="Internet link" style:family="text">
      <style:text-properties fo:color="#0000ff" style:text-underline-style="solid" style:text-underline-width="auto" style:text-underline-color="font-color"/>
    </style:style>
    <style:style style:name="Header_20_-_20_Odd_20_Char" style:display-name="Header - Odd Char" style:family="text">
      <style:text-properties fo:color="#0000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Header_20_-_20_Even_20_Char" style:display-name="Header - Even Char" style:family="text">
      <style:text-properties fo:color="#0000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style:list-level-properties>
      </text:list-level-style-number>
      <text:list-level-style-number text:level="3" text:style-name="WW8Num1z1" style:num-suffix="." style:num-format="1">
        <style:list-level-properties text:list-level-position-and-space-mode="label-alignment">
          <style:list-level-label-alignment text:label-followed-by="listtab"/>
        </style:list-level-properties>
      </text:list-level-style-number>
      <text:list-level-style-number text:level="4" text:style-name="WW8Num1z1" style:num-suffix="." style:num-format="1">
        <style:list-level-properties text:list-level-position-and-space-mode="label-alignment">
          <style:list-level-label-alignment text:label-followed-by="listtab"/>
        </style:list-level-properties>
      </text:list-level-style-number>
      <text:list-level-style-number text:level="5" text:style-name="WW8Num1z1" style:num-suffix="." style:num-format="1">
        <style:list-level-properties text:list-level-position-and-space-mode="label-alignment">
          <style:list-level-label-alignment text:label-followed-by="listtab"/>
        </style:list-level-properties>
      </text:list-level-style-number>
      <text:list-level-style-number text:level="6" text:style-name="WW8Num1z1" style:num-suffix="." style:num-format="1">
        <style:list-level-properties text:list-level-position-and-space-mode="label-alignment">
          <style:list-level-label-alignment text:label-followed-by="listtab"/>
        </style:list-level-properties>
      </text:list-level-style-number>
      <text:list-level-style-number text:level="7" text:style-name="WW8Num1z1" style:num-suffix="." style:num-format="1">
        <style:list-level-properties text:list-level-position-and-space-mode="label-alignment">
          <style:list-level-label-alignment text:label-followed-by="listtab"/>
        </style:list-level-properties>
      </text:list-level-style-number>
      <text:list-level-style-number text:level="8" text:style-name="WW8Num1z1" style:num-suffix="." style:num-format="1">
        <style:list-level-properties text:list-level-position-and-space-mode="label-alignment">
          <style:list-level-label-alignment text:label-followed-by="listtab"/>
        </style:list-level-properties>
      </text:list-level-style-number>
      <text:list-level-style-number text:level="9" text:style-name="WW8Num1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0" style:num-suffix="." text:bullet-char="o">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4" text:style-name="WW8Num2z0" style:num-suffix="." text:bullet-char="o">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6" text:style-name="WW8Num2z0" style:num-suffix="." text:bullet-char="o">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0" style:num-suffix="." text:bullet-char="o">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3z1" style:num-suffix="." style:num-format="1">
        <style:list-level-properties text:list-level-position-and-space-mode="label-alignment">
          <style:list-level-label-alignment text:label-followed-by="listtab"/>
        </style:list-level-properties>
      </text:list-level-style-number>
      <text:list-level-style-number text:level="3" text:style-name="WW8Num3z1" style:num-suffix="." style:num-format="1">
        <style:list-level-properties text:list-level-position-and-space-mode="label-alignment">
          <style:list-level-label-alignment text:label-followed-by="listtab"/>
        </style:list-level-properties>
      </text:list-level-style-number>
      <text:list-level-style-number text:level="4" text:style-name="WW8Num3z1" style:num-suffix="." style:num-format="1">
        <style:list-level-properties text:list-level-position-and-space-mode="label-alignment">
          <style:list-level-label-alignment text:label-followed-by="listtab"/>
        </style:list-level-properties>
      </text:list-level-style-number>
      <text:list-level-style-number text:level="5" text:style-name="WW8Num3z1" style:num-suffix="." style:num-format="1">
        <style:list-level-properties text:list-level-position-and-space-mode="label-alignment">
          <style:list-level-label-alignment text:label-followed-by="listtab"/>
        </style:list-level-properties>
      </text:list-level-style-number>
      <text:list-level-style-number text:level="6" text:style-name="WW8Num3z1" style:num-suffix="." style:num-format="1">
        <style:list-level-properties text:list-level-position-and-space-mode="label-alignment">
          <style:list-level-label-alignment text:label-followed-by="listtab"/>
        </style:list-level-properties>
      </text:list-level-style-number>
      <text:list-level-style-number text:level="7" text:style-name="WW8Num3z1" style:num-suffix="." style:num-format="1">
        <style:list-level-properties text:list-level-position-and-space-mode="label-alignment">
          <style:list-level-label-alignment text:label-followed-by="listtab"/>
        </style:list-level-properties>
      </text:list-level-style-number>
      <text:list-level-style-number text:level="8" text:style-name="WW8Num3z1" style:num-suffix="." style:num-format="1">
        <style:list-level-properties text:list-level-position-and-space-mode="label-alignment">
          <style:list-level-label-alignment text:label-followed-by="listtab"/>
        </style:list-level-properties>
      </text:list-level-style-number>
      <text:list-level-style-number text:level="9" text:style-name="WW8Num3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4z1" style:num-suffix="." style:num-format="1">
        <style:list-level-properties text:list-level-position-and-space-mode="label-alignment">
          <style:list-level-label-alignment text:label-followed-by="listtab"/>
        </style:list-level-properties>
      </text:list-level-style-number>
      <text:list-level-style-number text:level="3" text:style-name="WW8Num4z1" style:num-suffix="." style:num-format="1">
        <style:list-level-properties text:list-level-position-and-space-mode="label-alignment">
          <style:list-level-label-alignment text:label-followed-by="listtab"/>
        </style:list-level-properties>
      </text:list-level-style-number>
      <text:list-level-style-number text:level="4" text:style-name="WW8Num4z1" style:num-suffix="." style:num-format="1">
        <style:list-level-properties text:list-level-position-and-space-mode="label-alignment">
          <style:list-level-label-alignment text:label-followed-by="listtab"/>
        </style:list-level-properties>
      </text:list-level-style-number>
      <text:list-level-style-number text:level="5" text:style-name="WW8Num4z1" style:num-suffix="." style:num-format="1">
        <style:list-level-properties text:list-level-position-and-space-mode="label-alignment">
          <style:list-level-label-alignment text:label-followed-by="listtab"/>
        </style:list-level-properties>
      </text:list-level-style-number>
      <text:list-level-style-number text:level="6" text:style-name="WW8Num4z1" style:num-suffix="." style:num-format="1">
        <style:list-level-properties text:list-level-position-and-space-mode="label-alignment">
          <style:list-level-label-alignment text:label-followed-by="listtab"/>
        </style:list-level-properties>
      </text:list-level-style-number>
      <text:list-level-style-number text:level="7" text:style-name="WW8Num4z1" style:num-suffix="." style:num-format="1">
        <style:list-level-properties text:list-level-position-and-space-mode="label-alignment">
          <style:list-level-label-alignment text:label-followed-by="listtab"/>
        </style:list-level-properties>
      </text:list-level-style-number>
      <text:list-level-style-number text:level="8" text:style-name="WW8Num4z1" style:num-suffix="." style:num-format="1">
        <style:list-level-properties text:list-level-position-and-space-mode="label-alignment">
          <style:list-level-label-alignment text:label-followed-by="listtab"/>
        </style:list-level-properties>
      </text:list-level-style-number>
      <text:list-level-style-number text:level="9" text:style-name="WW8Num4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2.25in" style:type="center"/>
          <style:tab-stop style:position="4.5in" style:type="right"/>
        </style:tab-stops>
      </style:paragraph-properties>
    </style:style>
    <style:style style:name="MP2" style:family="paragraph" style:parent-style-name="Header_20_-_20_Odd">
      <style:text-properties officeooo:rsid="001ff881" officeooo:paragraph-rsid="001ff881"/>
    </style:style>
    <style:style style:name="MP3" style:family="paragraph" style:parent-style-name="Header_20_-_20_Even">
      <style:text-properties officeooo:rsid="0021de84" officeooo:paragraph-rsid="0021de84"/>
    </style:style>
    <style:style style:name="MP4" style:family="paragraph" style:parent-style-name="Footer">
      <style:paragraph-properties fo:text-align="end" style:justify-single-word="false"/>
    </style:style>
    <style:style style:name="MP5" style:family="paragraph" style:parent-style-name="Header_20_-_20_Odd">
      <style:text-properties officeooo:rsid="004a653c" officeooo:paragraph-rsid="004a653c"/>
    </style:style>
    <style:style style:name="MP6" style:family="paragraph" style:parent-style-name="Header_20_-_20_Even">
      <style:text-properties officeooo:rsid="004a653c" officeooo:paragraph-rsid="004a653c"/>
    </style:style>
    <style:page-layout style:name="Mpm1" style:page-usage="mirrored">
      <style:page-layout-properties fo:page-width="7.4402in" fo:page-height="9.6799in" style:num-format="1" style:print-orientation="portrait" fo:margin-top="0.75in" fo:margin-bottom="0.5in" fo:margin-left="0.75in" fo:margin-right="0.75in" style:writing-mode="lr-tb" style:layout-grid-color="#c0c0c0" style:layout-grid-lines="33"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5in" fo:margin-left="0in" fo:margin-right="0in" fo:margin-top="0.211in" style:dynamic-spacing="true"/>
      </style:footer-style>
    </style:page-layout>
    <style:page-layout style:name="Mpm2" style:page-usage="mirrored">
      <style:page-layout-properties fo:page-width="7.4402in" fo:page-height="9.6799in" style:num-format="i" style:print-orientation="portrait" fo:margin-top="0.5in" fo:margin-bottom="0.5in" fo:margin-left="0.75in" fo:margin-right="0.75in" style:writing-mode="lr-tb" style:layout-grid-color="#c0c0c0" style:layout-grid-lines="38"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5in" fo:margin-left="0in" fo:margin-right="0in" fo:margin-bottom="0.211in" style:dynamic-spacing="true"/>
      </style:header-style>
      <style:footer-style>
        <style:header-footer-properties fo:min-height="0.25in" fo:margin-left="0in" fo:margin-right="0in" fo:margin-top="0.211in" style:dynamic-spacing="true"/>
      </style:footer-style>
    </style:page-layout>
    <style:page-layout style:name="Mpm3" style:page-usage="mirrored">
      <style:page-layout-properties fo:page-width="7.4402in" fo:page-height="9.6799in" style:num-format="1" style:print-orientation="portrait" fo:margin-top="0.5in" fo:margin-bottom="0.5in" fo:margin-left="0.75in" fo:margin-right="0.75in" style:writing-mode="lr-tb" style:layout-grid-color="#c0c0c0" style:layout-grid-lines="34"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5in" fo:margin-left="0in" fo:margin-right="0in" fo:margin-bottom="0.211in" style:dynamic-spacing="true"/>
      </style:header-style>
      <style:footer-style>
        <style:header-footer-properties fo:min-height="0.25in" fo:margin-left="0in" fo:margin-right="0in" fo:margin-top="0.211in" style:dynamic-spacing="true"/>
      </style:footer-style>
    </style:page-layout>
  </office:automatic-styles>
  <office:master-styles>
    <style:master-page style:name="Standard" style:page-layout-name="Mpm1">
      <style:footer>
        <text:p text:style-name="MP1"><text:tab/><text:tab/></text:p>
      </style:footer>
      <style:footer-left>
        <text:p text:style-name="Footer"/>
      </style:footer-left>
    </style:master-page>
    <style:master-page style:name="Convert_20_1" style:display-name="Convert 1" style:page-layout-name="Mpm2">
      <style:header>
        <text:p text:style-name="MP2">rdc – [R]apid [D]evelopment [C]ompiler</text:p>
      </style:header>
      <style:header-left>
        <text:p text:style-name="MP3">Liberty Software Foundation</text:p>
      </style:header-left>
      <style:footer>
        <text:p text:style-name="MP4"><text:page-number text:select-page="current">xiii</text:page-number></text:p>
      </style:footer>
      <style:footer-left>
        <text:p text:style-name="Footer"/>
      </style:footer-left>
    </style:master-page>
    <style:master-page style:name="Convert_20_2" style:display-name="Convert 2" style:page-layout-name="Mpm3">
      <style:header>
        <text:p text:style-name="MP5">rdc – [R]apid [D]evelopment [C]ompiler</text:p>
      </style:header>
      <style:header-left>
        <text:p text:style-name="MP6">Liberty Software Foundation</text:p>
      </style:header-left>
      <style:footer>
        <text:p text:style-name="MP4"><text:page-number text:select-page="current">9</text:page-number></text:p>
      </style:footer>
      <style:footer-left>
        <text:p text:style-name="Footer"><text:page-number text:select-page="current">1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3T22:05:13.418984584</meta:creation-date>
    <dc:date>2015-10-20T01:14:54.052012292</dc:date>
    <meta:editing-cycles>205</meta:editing-cycles>
    <meta:editing-duration>P2171DT14H55M32S</meta:editing-duration>
    <meta:generator>LibreOffice/4.3.3.2$Linux_X86_64 LibreOffice_project/430m0$Build-2</meta:generator>
    <meta:document-statistic meta:table-count="0" meta:image-count="0" meta:object-count="0" meta:page-count="24" meta:paragraph-count="177" meta:word-count="4056" meta:character-count="25448" meta:non-whitespace-character-count="20697"/>
  </office:meta>
</office:document-meta>
</file>